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en" number:country="US">
      <number:number number:min-integer-digits="1"/>
    </number:number-style>
    <style:style style:name="ce1" style:family="table-cell" style:parent-style-name="Default" style:data-style-name="N10000"/>
    <style:style style:name="ce6" style:family="table-cell" style:parent-style-name="Default" style:data-style-name="N10121">
      <style:table-cell-properties fo:background-color="#e9b913"/>
    </style:style>
    <style:style style:name="ce7" style:family="table-cell" style:parent-style-name="Default" style:data-style-name="N10121">
      <style:table-cell-properties fo:background-color="#fde9a9"/>
    </style:style>
    <style:style style:name="ce8" style:family="table-cell" style:parent-style-name="Default" style:data-style-name="N10121"/>
    <style:style style:name="ce9" style:family="table-cell" style:parent-style-name="Default" style:data-style-name="N10121">
      <style:table-cell-properties fo:background-color="#1c99e0"/>
    </style:style>
    <style:style style:name="ce10" style:family="table-cell" style:parent-style-name="Default" style:data-style-name="N10121">
      <style:table-cell-properties fo:background-color="#aadcf7"/>
    </style:style>
    <style:style style:name="ce11" style:family="table-cell" style:parent-style-name="Default" style:data-style-name="N10121">
      <style:table-cell-properties fo:background-color="#ccf4c6"/>
    </style:style>
  </office:automatic-styles>
  <office:body>
    <office:spreadsheet>
      <table:calculation-settings table:use-regular-expressions="false" table:use-wildcards="true"/>
      <table:table table:name="Sheet1" table:style-name="ta1">
        <table:table-column table:style-name="co1" table:number-columns-repeated="1024" table:default-cell-style-name="ce1"/>
        <table:table-row table:style-name="ro1">
          <table:table-cell/>
          <table:table-cell table:style-name="ce6" office:value-type="string" calcext:value-type="string">
            <text:p>0,5</text:p>
          </table:table-cell>
          <table:table-cell table:style-name="ce9" office:value-type="float" office:value="0" calcext:value-type="float">
            <text:p>0.0000000</text:p>
          </table:table-cell>
          <table:table-cell table:style-name="ce9" office:value-type="float" office:value="0.5" calcext:value-type="float">
            <text:p>0.5000000</text:p>
          </table:table-cell>
          <table:table-cell table:style-name="ce9" office:value-type="float" office:value="0.25" calcext:value-type="float">
            <text:p>0.2500000</text:p>
          </table:table-cell>
          <table:table-cell table:style-name="ce9" office:value-type="float" office:value="0.75" calcext:value-type="float">
            <text:p>0.7500000</text:p>
          </table:table-cell>
          <table:table-cell table:style-name="ce9" office:value-type="float" office:value="0.125" calcext:value-type="float">
            <text:p>0.1250000</text:p>
          </table:table-cell>
          <table:table-cell table:style-name="ce9" office:value-type="float" office:value="0.375" calcext:value-type="float">
            <text:p>0.3750000</text:p>
          </table:table-cell>
          <table:table-cell table:style-name="ce9" office:value-type="float" office:value="0.675" calcext:value-type="float">
            <text:p>0.6750000</text:p>
          </table:table-cell>
          <table:table-cell table:style-name="ce9" office:value-type="float" office:value="0.875" calcext:value-type="float">
            <text:p>0.8750000</text:p>
          </table:table-cell>
          <table:table-cell table:style-name="ce8" table:number-columns-repeated="11"/>
          <table:table-cell table:number-columns-repeated="100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" table:formula="of:=[.A2]^[.$B$1] - 1" office:value-type="float" office:value="0" calcext:value-type="float">
            <text:p>0.0000000</text:p>
          </table:table-cell>
          <table:table-cell table:style-name="ce10" table:formula="of:=[.$B2]+[.C$1] * ([.$B3]-[.$B2])" office:value-type="float" office:value="0" calcext:value-type="float">
            <text:p>0.0000000</text:p>
          </table:table-cell>
          <table:table-cell table:style-name="ce10" table:formula="of:=[.$B2]+[.D$1] * ([.$B3]-[.$B2])" office:value-type="float" office:value="0.207106781186548" calcext:value-type="float">
            <text:p>0.2071068</text:p>
          </table:table-cell>
          <table:table-cell table:style-name="ce10" table:formula="of:=[.$B2]+[.E$1] * ([.$B3]-[.$B2])" office:value-type="float" office:value="0.103553390593274" calcext:value-type="float">
            <text:p>0.1035534</text:p>
          </table:table-cell>
          <table:table-cell table:style-name="ce10" table:formula="of:=[.$B2]+[.F$1] * ([.$B3]-[.$B2])" office:value-type="float" office:value="0.310660171779821" calcext:value-type="float">
            <text:p>0.3106602</text:p>
          </table:table-cell>
          <table:table-cell table:style-name="ce10" table:formula="of:=[.$B2]+[.G$1] * ([.$B3]-[.$B2])" office:value-type="float" office:value="0.0517766952966369" calcext:value-type="float">
            <text:p>0.0517767</text:p>
          </table:table-cell>
          <table:table-cell table:style-name="ce10" table:formula="of:=[.$B2]+[.H$1] * ([.$B3]-[.$B2])" office:value-type="float" office:value="0.155330085889911" calcext:value-type="float">
            <text:p>0.1553301</text:p>
          </table:table-cell>
          <table:table-cell table:style-name="ce10" table:formula="of:=[.$B2]+[.I$1] * ([.$B3]-[.$B2])" office:value-type="float" office:value="0.279594154601839" calcext:value-type="float">
            <text:p>0.2795942</text:p>
          </table:table-cell>
          <table:table-cell table:style-name="ce10" table:formula="of:=[.$B2]+[.J$1] * ([.$B3]-[.$B2])" office:value-type="float" office:value="0.362436867076458" calcext:value-type="float">
            <text:p>0.3624369</text:p>
          </table:table-cell>
          <table:table-cell table:style-name="ce11" table:formula="of:=[.C2]/[.$J$17]" office:value-type="float" office:value="0" calcext:value-type="float">
            <text:p>0.0000000</text:p>
          </table:table-cell>
          <table:table-cell table:style-name="ce11" table:formula="of:=[.D2]/[.$J$17]" office:value-type="float" office:value="0.0042725123731156" calcext:value-type="float">
            <text:p>0.0042725</text:p>
          </table:table-cell>
          <table:table-cell table:style-name="ce11" table:formula="of:=[.E2]/[.$J$17]" office:value-type="float" office:value="0.0021362561865578" calcext:value-type="float">
            <text:p>0.0021363</text:p>
          </table:table-cell>
          <table:table-cell table:style-name="ce11" table:formula="of:=[.F2]/[.$J$17]" office:value-type="float" office:value="0.0064087685596734" calcext:value-type="float">
            <text:p>0.0064088</text:p>
          </table:table-cell>
          <table:table-cell table:style-name="ce11" table:formula="of:=[.G2]/[.$J$17]" office:value-type="float" office:value="0.0010681280932789" calcext:value-type="float">
            <text:p>0.0010681</text:p>
          </table:table-cell>
          <table:table-cell table:style-name="ce11" table:formula="of:=[.H2]/[.$J$17]" office:value-type="float" office:value="0.0032043842798367" calcext:value-type="float">
            <text:p>0.0032044</text:p>
          </table:table-cell>
          <table:table-cell table:style-name="ce11" table:formula="of:=[.I2]/[.$J$17]" office:value-type="float" office:value="0.00576789170370606" calcext:value-type="float">
            <text:p>0.0057679</text:p>
          </table:table-cell>
          <table:table-cell table:style-name="ce11" table:formula="of:=[.J2]/[.$J$17]" office:value-type="float" office:value="0.0074768966529523" calcext:value-type="float">
            <text:p>0.0074769</text:p>
          </table:table-cell>
          <table:table-cell table:style-name="ce8" table:number-columns-repeated="3"/>
          <table:table-cell table:number-columns-repeated="1003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7" table:formula="of:=[.A3]^[.$B$1] - 1" office:value-type="float" office:value="0.414213562373095" calcext:value-type="float">
            <text:p>0.4142136</text:p>
          </table:table-cell>
          <table:table-cell table:style-name="ce10" table:formula="of:=[.$B3]+[.C$1] * ([.$B4]-[.$B3])" office:value-type="float" office:value="0.414213562373095" calcext:value-type="float">
            <text:p>0.4142136</text:p>
          </table:table-cell>
          <table:table-cell table:style-name="ce10" table:formula="of:=[.$B3]+[.D$1] * ([.$B4]-[.$B3])" office:value-type="float" office:value="0.573132184970986" calcext:value-type="float">
            <text:p>0.5731322</text:p>
          </table:table-cell>
          <table:table-cell table:style-name="ce10" table:formula="of:=[.$B3]+[.E$1] * ([.$B4]-[.$B3])" office:value-type="float" office:value="0.493672873672041" calcext:value-type="float">
            <text:p>0.4936729</text:p>
          </table:table-cell>
          <table:table-cell table:style-name="ce10" table:formula="of:=[.$B3]+[.F$1] * ([.$B4]-[.$B3])" office:value-type="float" office:value="0.652591496269932" calcext:value-type="float">
            <text:p>0.6525915</text:p>
          </table:table-cell>
          <table:table-cell table:style-name="ce10" table:formula="of:=[.$B3]+[.G$1] * ([.$B4]-[.$B3])" office:value-type="float" office:value="0.453943218022568" calcext:value-type="float">
            <text:p>0.4539432</text:p>
          </table:table-cell>
          <table:table-cell table:style-name="ce10" table:formula="of:=[.$B3]+[.H$1] * ([.$B4]-[.$B3])" office:value-type="float" office:value="0.533402529321513" calcext:value-type="float">
            <text:p>0.5334025</text:p>
          </table:table-cell>
          <table:table-cell table:style-name="ce10" table:formula="of:=[.$B3]+[.I$1] * ([.$B4]-[.$B3])" office:value-type="float" office:value="0.628753702880248" calcext:value-type="float">
            <text:p>0.6287537</text:p>
          </table:table-cell>
          <table:table-cell table:style-name="ce10" table:formula="of:=[.$B3]+[.J$1] * ([.$B4]-[.$B3])" office:value-type="float" office:value="0.692321151919404" calcext:value-type="float">
            <text:p>0.6923212</text:p>
          </table:table-cell>
          <table:table-cell table:style-name="ce11" table:formula="of:=[.C3]/[.$J$17]" office:value-type="float" office:value="0.0085450247462312" calcext:value-type="float">
            <text:p>0.0085450</text:p>
          </table:table-cell>
          <table:table-cell table:style-name="ce11" table:formula="of:=[.D3]/[.$J$17]" office:value-type="float" office:value="0.0118234387965968" calcext:value-type="float">
            <text:p>0.0118234</text:p>
          </table:table-cell>
          <table:table-cell table:style-name="ce11" table:formula="of:=[.E3]/[.$J$17]" office:value-type="float" office:value="0.010184231771414" calcext:value-type="float">
            <text:p>0.0101842</text:p>
          </table:table-cell>
          <table:table-cell table:style-name="ce11" table:formula="of:=[.F3]/[.$J$17]" office:value-type="float" office:value="0.0134626458217796" calcext:value-type="float">
            <text:p>0.0134626</text:p>
          </table:table-cell>
          <table:table-cell table:style-name="ce11" table:formula="of:=[.G3]/[.$J$17]" office:value-type="float" office:value="0.0093646282588226" calcext:value-type="float">
            <text:p>0.0093646</text:p>
          </table:table-cell>
          <table:table-cell table:style-name="ce11" table:formula="of:=[.H3]/[.$J$17]" office:value-type="float" office:value="0.0110038352840054" calcext:value-type="float">
            <text:p>0.0110038</text:p>
          </table:table-cell>
          <table:table-cell table:style-name="ce11" table:formula="of:=[.I3]/[.$J$17]" office:value-type="float" office:value="0.0129708837142248" calcext:value-type="float">
            <text:p>0.0129709</text:p>
          </table:table-cell>
          <table:table-cell table:style-name="ce11" table:formula="of:=[.J3]/[.$J$17]" office:value-type="float" office:value="0.014282249334371" calcext:value-type="float">
            <text:p>0.0142822</text:p>
          </table:table-cell>
          <table:table-cell table:style-name="ce8" table:number-columns-repeated="3"/>
          <table:table-cell table:number-columns-repeated="100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7" table:formula="of:=[.A4]^[.$B$1] - 1" office:value-type="float" office:value="0.732050807568877" calcext:value-type="float">
            <text:p>0.7320508</text:p>
          </table:table-cell>
          <table:table-cell table:style-name="ce10" table:formula="of:=[.$B4]+[.C$1] * ([.$B5]-[.$B4])" office:value-type="float" office:value="0.732050807568877" calcext:value-type="float">
            <text:p>0.7320508</text:p>
          </table:table-cell>
          <table:table-cell table:style-name="ce10" table:formula="of:=[.$B4]+[.D$1] * ([.$B5]-[.$B4])" office:value-type="float" office:value="0.984059392534333" calcext:value-type="float">
            <text:p>0.9840594</text:p>
          </table:table-cell>
          <table:table-cell table:style-name="ce10" table:formula="of:=[.$B4]+[.E$1] * ([.$B5]-[.$B4])" office:value-type="float" office:value="0.858055100051605" calcext:value-type="float">
            <text:p>0.8580551</text:p>
          </table:table-cell>
          <table:table-cell table:style-name="ce10" table:formula="of:=[.$B4]+[.F$1] * ([.$B5]-[.$B4])" office:value-type="float" office:value="1.11006368501706" calcext:value-type="float">
            <text:p>1.1100637</text:p>
          </table:table-cell>
          <table:table-cell table:style-name="ce10" table:formula="of:=[.$B4]+[.G$1] * ([.$B5]-[.$B4])" office:value-type="float" office:value="0.795052953810241" calcext:value-type="float">
            <text:p>0.7950530</text:p>
          </table:table-cell>
          <table:table-cell table:style-name="ce10" table:formula="of:=[.$B4]+[.H$1] * ([.$B5]-[.$B4])" office:value-type="float" office:value="0.921057246292969" calcext:value-type="float">
            <text:p>0.9210572</text:p>
          </table:table-cell>
          <table:table-cell table:style-name="ce10" table:formula="of:=[.$B4]+[.I$1] * ([.$B5]-[.$B4])" office:value-type="float" office:value="1.07226239727224" calcext:value-type="float">
            <text:p>1.0722624</text:p>
          </table:table-cell>
          <table:table-cell table:style-name="ce10" table:formula="of:=[.$B4]+[.J$1] * ([.$B5]-[.$B4])" office:value-type="float" office:value="1.17306583125843" calcext:value-type="float">
            <text:p>1.1730658</text:p>
          </table:table-cell>
          <table:table-cell table:style-name="ce11" table:formula="of:=[.C4]/[.$J$17]" office:value-type="float" office:value="0.0151018528469625" calcext:value-type="float">
            <text:p>0.0151019</text:p>
          </table:table-cell>
          <table:table-cell table:style-name="ce11" table:formula="of:=[.D4]/[.$J$17]" office:value-type="float" office:value="0.0203006676381906" calcext:value-type="float">
            <text:p>0.0203007</text:p>
          </table:table-cell>
          <table:table-cell table:style-name="ce11" table:formula="of:=[.E4]/[.$J$17]" office:value-type="float" office:value="0.0177012602425765" calcext:value-type="float">
            <text:p>0.0177013</text:p>
          </table:table-cell>
          <table:table-cell table:style-name="ce11" table:formula="of:=[.F4]/[.$J$17]" office:value-type="float" office:value="0.0229000750338046" calcext:value-type="float">
            <text:p>0.0229001</text:p>
          </table:table-cell>
          <table:table-cell table:style-name="ce11" table:formula="of:=[.G4]/[.$J$17]" office:value-type="float" office:value="0.0164015565447695" calcext:value-type="float">
            <text:p>0.0164016</text:p>
          </table:table-cell>
          <table:table-cell table:style-name="ce11" table:formula="of:=[.H4]/[.$J$17]" office:value-type="float" office:value="0.0190009639403835" calcext:value-type="float">
            <text:p>0.0190010</text:p>
          </table:table-cell>
          <table:table-cell table:style-name="ce11" table:formula="of:=[.I4]/[.$J$17]" office:value-type="float" office:value="0.0221202528151204" calcext:value-type="float">
            <text:p>0.0221203</text:p>
          </table:table-cell>
          <table:table-cell table:style-name="ce11" table:formula="of:=[.J4]/[.$J$17]" office:value-type="float" office:value="0.0241997787316116" calcext:value-type="float">
            <text:p>0.0241998</text:p>
          </table:table-cell>
          <table:table-cell table:style-name="ce8" table:number-columns-repeated="3"/>
          <table:table-cell table:number-columns-repeated="1003"/>
        </table:table-row>
        <table:table-row table:style-name="ro1">
          <table:table-cell table:formula="of:=[.A4]+[.A3]" office:value-type="float" office:value="5" calcext:value-type="float">
            <text:p>5</text:p>
          </table:table-cell>
          <table:table-cell table:style-name="ce7" table:formula="of:=[.A5]^[.$B$1] - 1" office:value-type="float" office:value="1.23606797749979" calcext:value-type="float">
            <text:p>1.2360680</text:p>
          </table:table-cell>
          <table:table-cell table:style-name="ce10" table:formula="of:=[.$B5]+[.C$1] * ([.$B6]-[.$B5])" office:value-type="float" office:value="1.23606797749979" calcext:value-type="float">
            <text:p>1.2360680</text:p>
          </table:table-cell>
          <table:table-cell table:style-name="ce10" table:formula="of:=[.$B5]+[.D$1] * ([.$B6]-[.$B5])" office:value-type="float" office:value="1.53224755112299" calcext:value-type="float">
            <text:p>1.5322476</text:p>
          </table:table-cell>
          <table:table-cell table:style-name="ce10" table:formula="of:=[.$B5]+[.E$1] * ([.$B6]-[.$B5])" office:value-type="float" office:value="1.38415776431139" calcext:value-type="float">
            <text:p>1.3841578</text:p>
          </table:table-cell>
          <table:table-cell table:style-name="ce10" table:formula="of:=[.$B5]+[.F$1] * ([.$B6]-[.$B5])" office:value-type="float" office:value="1.68033733793459" calcext:value-type="float">
            <text:p>1.6803373</text:p>
          </table:table-cell>
          <table:table-cell table:style-name="ce10" table:formula="of:=[.$B5]+[.G$1] * ([.$B6]-[.$B5])" office:value-type="float" office:value="1.31011287090559" calcext:value-type="float">
            <text:p>1.3101129</text:p>
          </table:table-cell>
          <table:table-cell table:style-name="ce10" table:formula="of:=[.$B5]+[.H$1] * ([.$B6]-[.$B5])" office:value-type="float" office:value="1.45820265771719" calcext:value-type="float">
            <text:p>1.4582027</text:p>
          </table:table-cell>
          <table:table-cell table:style-name="ce10" table:formula="of:=[.$B5]+[.I$1] * ([.$B6]-[.$B5])" office:value-type="float" office:value="1.63591040189111" calcext:value-type="float">
            <text:p>1.6359104</text:p>
          </table:table-cell>
          <table:table-cell table:style-name="ce10" table:formula="of:=[.$B5]+[.J$1] * ([.$B6]-[.$B5])" office:value-type="float" office:value="1.75438223134039" calcext:value-type="float">
            <text:p>1.7543822</text:p>
          </table:table-cell>
          <table:table-cell table:style-name="ce11" table:formula="of:=[.C5]/[.$J$17]" office:value-type="float" office:value="0.0254994824294187" calcext:value-type="float">
            <text:p>0.0254995</text:p>
          </table:table-cell>
          <table:table-cell table:style-name="ce11" table:formula="of:=[.D5]/[.$J$17]" office:value-type="float" office:value="0.0316095232775231" calcext:value-type="float">
            <text:p>0.0316095</text:p>
          </table:table-cell>
          <table:table-cell table:style-name="ce11" table:formula="of:=[.E5]/[.$J$17]" office:value-type="float" office:value="0.0285545028534709" calcext:value-type="float">
            <text:p>0.0285545</text:p>
          </table:table-cell>
          <table:table-cell table:style-name="ce11" table:formula="of:=[.F5]/[.$J$17]" office:value-type="float" office:value="0.0346645437015753" calcext:value-type="float">
            <text:p>0.0346645</text:p>
          </table:table-cell>
          <table:table-cell table:style-name="ce11" table:formula="of:=[.G5]/[.$J$17]" office:value-type="float" office:value="0.0270269926414448" calcext:value-type="float">
            <text:p>0.0270270</text:p>
          </table:table-cell>
          <table:table-cell table:style-name="ce11" table:formula="of:=[.H5]/[.$J$17]" office:value-type="float" office:value="0.030082013065497" calcext:value-type="float">
            <text:p>0.0300820</text:p>
          </table:table-cell>
          <table:table-cell table:style-name="ce11" table:formula="of:=[.I5]/[.$J$17]" office:value-type="float" office:value="0.0337480375743596" calcext:value-type="float">
            <text:p>0.0337480</text:p>
          </table:table-cell>
          <table:table-cell table:style-name="ce11" table:formula="of:=[.J5]/[.$J$17]" office:value-type="float" office:value="0.0361920539136014" calcext:value-type="float">
            <text:p>0.0361921</text:p>
          </table:table-cell>
          <table:table-cell table:style-name="ce8" table:number-columns-repeated="3"/>
          <table:table-cell table:number-columns-repeated="1003"/>
        </table:table-row>
        <table:table-row table:style-name="ro1">
          <table:table-cell table:formula="of:=[.A5]+[.A4]" office:value-type="float" office:value="8" calcext:value-type="float">
            <text:p>8</text:p>
          </table:table-cell>
          <table:table-cell table:style-name="ce7" table:formula="of:=[.A6]^[.$B$1] - 1" office:value-type="float" office:value="1.82842712474619" calcext:value-type="float">
            <text:p>1.8284271</text:p>
          </table:table-cell>
          <table:table-cell table:style-name="ce10" table:formula="of:=[.$B6]+[.C$1] * ([.$B7]-[.$B6])" office:value-type="float" office:value="1.82842712474619" calcext:value-type="float">
            <text:p>1.8284271</text:p>
          </table:table-cell>
          <table:table-cell table:style-name="ce10" table:formula="of:=[.$B6]+[.D$1] * ([.$B7]-[.$B6])" office:value-type="float" office:value="2.21698920010509" calcext:value-type="float">
            <text:p>2.2169892</text:p>
          </table:table-cell>
          <table:table-cell table:style-name="ce10" table:formula="of:=[.$B6]+[.E$1] * ([.$B7]-[.$B6])" office:value-type="float" office:value="2.02270816242564" calcext:value-type="float">
            <text:p>2.0227082</text:p>
          </table:table-cell>
          <table:table-cell table:style-name="ce10" table:formula="of:=[.$B6]+[.F$1] * ([.$B7]-[.$B6])" office:value-type="float" office:value="2.41127023778454" calcext:value-type="float">
            <text:p>2.4112702</text:p>
          </table:table-cell>
          <table:table-cell table:style-name="ce10" table:formula="of:=[.$B6]+[.G$1] * ([.$B7]-[.$B6])" office:value-type="float" office:value="1.92556764358592" calcext:value-type="float">
            <text:p>1.9255676</text:p>
          </table:table-cell>
          <table:table-cell table:style-name="ce10" table:formula="of:=[.$B6]+[.H$1] * ([.$B7]-[.$B6])" office:value-type="float" office:value="2.11984868126536" calcext:value-type="float">
            <text:p>2.1198487</text:p>
          </table:table-cell>
          <table:table-cell table:style-name="ce10" table:formula="of:=[.$B6]+[.I$1] * ([.$B7]-[.$B6])" office:value-type="float" office:value="2.3529859264807" calcext:value-type="float">
            <text:p>2.3529859</text:p>
          </table:table-cell>
          <table:table-cell table:style-name="ce10" table:formula="of:=[.$B6]+[.J$1] * ([.$B7]-[.$B6])" office:value-type="float" office:value="2.50841075662426" calcext:value-type="float">
            <text:p>2.5084108</text:p>
          </table:table-cell>
          <table:table-cell table:style-name="ce11" table:formula="of:=[.C6]/[.$J$17]" office:value-type="float" office:value="0.0377195641256275" calcext:value-type="float">
            <text:p>0.0377196</text:p>
          </table:table-cell>
          <table:table-cell table:style-name="ce11" table:formula="of:=[.D6]/[.$J$17]" office:value-type="float" office:value="0.0457354111451369" calcext:value-type="float">
            <text:p>0.0457354</text:p>
          </table:table-cell>
          <table:table-cell table:style-name="ce11" table:formula="of:=[.E6]/[.$J$17]" office:value-type="float" office:value="0.0417274876353822" calcext:value-type="float">
            <text:p>0.0417275</text:p>
          </table:table-cell>
          <table:table-cell table:style-name="ce11" table:formula="of:=[.F6]/[.$J$17]" office:value-type="float" office:value="0.0497433346548916" calcext:value-type="float">
            <text:p>0.0497433</text:p>
          </table:table-cell>
          <table:table-cell table:style-name="ce11" table:formula="of:=[.G6]/[.$J$17]" office:value-type="float" office:value="0.0397235258805048" calcext:value-type="float">
            <text:p>0.0397235</text:p>
          </table:table-cell>
          <table:table-cell table:style-name="ce11" table:formula="of:=[.H6]/[.$J$17]" office:value-type="float" office:value="0.0437314493902595" calcext:value-type="float">
            <text:p>0.0437314</text:p>
          </table:table-cell>
          <table:table-cell table:style-name="ce11" table:formula="of:=[.I6]/[.$J$17]" office:value-type="float" office:value="0.0485409576019652" calcext:value-type="float">
            <text:p>0.0485410</text:p>
          </table:table-cell>
          <table:table-cell table:style-name="ce11" table:formula="of:=[.J6]/[.$J$17]" office:value-type="float" office:value="0.0517472964097689" calcext:value-type="float">
            <text:p>0.0517473</text:p>
          </table:table-cell>
          <table:table-cell table:style-name="ce8" table:number-columns-repeated="3"/>
          <table:table-cell table:number-columns-repeated="1003"/>
        </table:table-row>
        <table:table-row table:style-name="ro1">
          <table:table-cell table:formula="of:=[.A6]+[.A5]" office:value-type="float" office:value="13" calcext:value-type="float">
            <text:p>13</text:p>
          </table:table-cell>
          <table:table-cell table:style-name="ce7" table:formula="of:=[.A7]^[.$B$1] - 1" office:value-type="float" office:value="2.60555127546399" calcext:value-type="float">
            <text:p>2.6055513</text:p>
          </table:table-cell>
          <table:table-cell table:style-name="ce10" table:formula="of:=[.$B7]+[.C$1] * ([.$B8]-[.$B7])" office:value-type="float" office:value="2.60555127546399" calcext:value-type="float">
            <text:p>2.6055513</text:p>
          </table:table-cell>
          <table:table-cell table:style-name="ce10" table:formula="of:=[.$B7]+[.D$1] * ([.$B8]-[.$B7])" office:value-type="float" office:value="3.09406348520991" calcext:value-type="float">
            <text:p>3.0940635</text:p>
          </table:table-cell>
          <table:table-cell table:style-name="ce10" table:formula="of:=[.$B7]+[.E$1] * ([.$B8]-[.$B7])" office:value-type="float" office:value="2.84980738033695" calcext:value-type="float">
            <text:p>2.8498074</text:p>
          </table:table-cell>
          <table:table-cell table:style-name="ce10" table:formula="of:=[.$B7]+[.F$1] * ([.$B8]-[.$B7])" office:value-type="float" office:value="3.33831959008288" calcext:value-type="float">
            <text:p>3.3383196</text:p>
          </table:table-cell>
          <table:table-cell table:style-name="ce10" table:formula="of:=[.$B7]+[.G$1] * ([.$B8]-[.$B7])" office:value-type="float" office:value="2.72767932790047" calcext:value-type="float">
            <text:p>2.7276793</text:p>
          </table:table-cell>
          <table:table-cell table:style-name="ce10" table:formula="of:=[.$B7]+[.H$1] * ([.$B8]-[.$B7])" office:value-type="float" office:value="2.97193543277343" calcext:value-type="float">
            <text:p>2.9719354</text:p>
          </table:table-cell>
          <table:table-cell table:style-name="ce10" table:formula="of:=[.$B7]+[.I$1] * ([.$B8]-[.$B7])" office:value-type="float" office:value="3.26504275862099" calcext:value-type="float">
            <text:p>3.2650428</text:p>
          </table:table-cell>
          <table:table-cell table:style-name="ce10" table:formula="of:=[.$B7]+[.J$1] * ([.$B8]-[.$B7])" office:value-type="float" office:value="3.46044764251936" calcext:value-type="float">
            <text:p>3.4604476</text:p>
          </table:table-cell>
          <table:table-cell table:style-name="ce11" table:formula="of:=[.C7]/[.$J$17]" office:value-type="float" office:value="0.0537512581646463" calcext:value-type="float">
            <text:p>0.0537513</text:p>
          </table:table-cell>
          <table:table-cell table:style-name="ce11" table:formula="of:=[.D7]/[.$J$17]" office:value-type="float" office:value="0.0638290279440796" calcext:value-type="float">
            <text:p>0.0638290</text:p>
          </table:table-cell>
          <table:table-cell table:style-name="ce11" table:formula="of:=[.E7]/[.$J$17]" office:value-type="float" office:value="0.0587901430543629" calcext:value-type="float">
            <text:p>0.0587901</text:p>
          </table:table-cell>
          <table:table-cell table:style-name="ce11" table:formula="of:=[.F7]/[.$J$17]" office:value-type="float" office:value="0.0688679128337963" calcext:value-type="float">
            <text:p>0.0688679</text:p>
          </table:table-cell>
          <table:table-cell table:style-name="ce11" table:formula="of:=[.G7]/[.$J$17]" office:value-type="float" office:value="0.0562707006095046" calcext:value-type="float">
            <text:p>0.0562707</text:p>
          </table:table-cell>
          <table:table-cell table:style-name="ce11" table:formula="of:=[.H7]/[.$J$17]" office:value-type="float" office:value="0.0613095854992213" calcext:value-type="float">
            <text:p>0.0613096</text:p>
          </table:table-cell>
          <table:table-cell table:style-name="ce11" table:formula="of:=[.I7]/[.$J$17]" office:value-type="float" office:value="0.0673562473668813" calcext:value-type="float">
            <text:p>0.0673562</text:p>
          </table:table-cell>
          <table:table-cell table:style-name="ce11" table:formula="of:=[.J7]/[.$J$17]" office:value-type="float" office:value="0.0713873552786547" calcext:value-type="float">
            <text:p>0.0713874</text:p>
          </table:table-cell>
          <table:table-cell table:style-name="ce8" table:number-columns-repeated="3"/>
          <table:table-cell table:number-columns-repeated="1003"/>
        </table:table-row>
        <table:table-row table:style-name="ro1">
          <table:table-cell table:formula="of:=[.A7]+[.A6]" office:value-type="float" office:value="21" calcext:value-type="float">
            <text:p>21</text:p>
          </table:table-cell>
          <table:table-cell table:style-name="ce7" table:formula="of:=[.A8]^[.$B$1] - 1" office:value-type="float" office:value="3.58257569495584" calcext:value-type="float">
            <text:p>3.5825757</text:p>
          </table:table-cell>
          <table:table-cell table:style-name="ce10" table:formula="of:=[.$B8]+[.C$1] * ([.$B9]-[.$B8])" office:value-type="float" office:value="3.58257569495584" calcext:value-type="float">
            <text:p>3.5825757</text:p>
          </table:table-cell>
          <table:table-cell table:style-name="ce10" table:formula="of:=[.$B8]+[.D$1] * ([.$B9]-[.$B8])" office:value-type="float" office:value="4.20676379490057" calcext:value-type="float">
            <text:p>4.2067638</text:p>
          </table:table-cell>
          <table:table-cell table:style-name="ce10" table:formula="of:=[.$B8]+[.E$1] * ([.$B9]-[.$B8])" office:value-type="float" office:value="3.8946697449282" calcext:value-type="float">
            <text:p>3.8946697</text:p>
          </table:table-cell>
          <table:table-cell table:style-name="ce10" table:formula="of:=[.$B8]+[.F$1] * ([.$B9]-[.$B8])" office:value-type="float" office:value="4.51885784487294" calcext:value-type="float">
            <text:p>4.5188578</text:p>
          </table:table-cell>
          <table:table-cell table:style-name="ce10" table:formula="of:=[.$B8]+[.G$1] * ([.$B9]-[.$B8])" office:value-type="float" office:value="3.73862271994202" calcext:value-type="float">
            <text:p>3.7386227</text:p>
          </table:table-cell>
          <table:table-cell table:style-name="ce10" table:formula="of:=[.$B8]+[.H$1] * ([.$B9]-[.$B8])" office:value-type="float" office:value="4.05071676991439" calcext:value-type="float">
            <text:p>4.0507168</text:p>
          </table:table-cell>
          <table:table-cell table:style-name="ce10" table:formula="of:=[.$B8]+[.I$1] * ([.$B9]-[.$B8])" office:value-type="float" office:value="4.42522962988123" calcext:value-type="float">
            <text:p>4.4252296</text:p>
          </table:table-cell>
          <table:table-cell table:style-name="ce10" table:formula="of:=[.$B8]+[.J$1] * ([.$B9]-[.$B8])" office:value-type="float" office:value="4.67490486985912" calcext:value-type="float">
            <text:p>4.6749049</text:p>
          </table:table-cell>
          <table:table-cell table:style-name="ce11" table:formula="of:=[.C8]/[.$J$17]" office:value-type="float" office:value="0.073906797723513" calcext:value-type="float">
            <text:p>0.0739068</text:p>
          </table:table-cell>
          <table:table-cell table:style-name="ce11" table:formula="of:=[.D8]/[.$J$17]" office:value-type="float" office:value="0.0867834952651703" calcext:value-type="float">
            <text:p>0.0867835</text:p>
          </table:table-cell>
          <table:table-cell table:style-name="ce11" table:formula="of:=[.E8]/[.$J$17]" office:value-type="float" office:value="0.0803451464943417" calcext:value-type="float">
            <text:p>0.0803451</text:p>
          </table:table-cell>
          <table:table-cell table:style-name="ce11" table:formula="of:=[.F8]/[.$J$17]" office:value-type="float" office:value="0.093221844035999" calcext:value-type="float">
            <text:p>0.0932218</text:p>
          </table:table-cell>
          <table:table-cell table:style-name="ce11" table:formula="of:=[.G8]/[.$J$17]" office:value-type="float" office:value="0.0771259721089273" calcext:value-type="float">
            <text:p>0.0771260</text:p>
          </table:table-cell>
          <table:table-cell table:style-name="ce11" table:formula="of:=[.H8]/[.$J$17]" office:value-type="float" office:value="0.083564320879756" calcext:value-type="float">
            <text:p>0.0835643</text:p>
          </table:table-cell>
          <table:table-cell table:style-name="ce11" table:formula="of:=[.I8]/[.$J$17]" office:value-type="float" office:value="0.0912903394047504" calcext:value-type="float">
            <text:p>0.0912903</text:p>
          </table:table-cell>
          <table:table-cell table:style-name="ce11" table:formula="of:=[.J8]/[.$J$17]" office:value-type="float" office:value="0.0964410184214133" calcext:value-type="float">
            <text:p>0.0964410</text:p>
          </table:table-cell>
          <table:table-cell table:style-name="ce8" table:number-columns-repeated="3"/>
          <table:table-cell table:number-columns-repeated="1003"/>
        </table:table-row>
        <table:table-row table:style-name="ro1">
          <table:table-cell table:formula="of:=[.A8]+[.A7]" office:value-type="float" office:value="34" calcext:value-type="float">
            <text:p>34</text:p>
          </table:table-cell>
          <table:table-cell table:style-name="ce7" table:formula="of:=[.A9]^[.$B$1] - 1" office:value-type="float" office:value="4.8309518948453" calcext:value-type="float">
            <text:p>4.8309519</text:p>
          </table:table-cell>
          <table:table-cell table:style-name="ce10" table:formula="of:=[.$B9]+[.C$1] * ([.$B10]-[.$B9])" office:value-type="float" office:value="4.8309518948453" calcext:value-type="float">
            <text:p>4.8309519</text:p>
          </table:table-cell>
          <table:table-cell table:style-name="ce10" table:formula="of:=[.$B9]+[.D$1] * ([.$B10]-[.$B9])" office:value-type="float" office:value="5.62357519097048" calcext:value-type="float">
            <text:p>5.6235752</text:p>
          </table:table-cell>
          <table:table-cell table:style-name="ce10" table:formula="of:=[.$B9]+[.E$1] * ([.$B10]-[.$B9])" office:value-type="float" office:value="5.22726354290789" calcext:value-type="float">
            <text:p>5.2272635</text:p>
          </table:table-cell>
          <table:table-cell table:style-name="ce10" table:formula="of:=[.$B9]+[.F$1] * ([.$B10]-[.$B9])" office:value-type="float" office:value="6.01988683903307" calcext:value-type="float">
            <text:p>6.0198868</text:p>
          </table:table-cell>
          <table:table-cell table:style-name="ce10" table:formula="of:=[.$B9]+[.G$1] * ([.$B10]-[.$B9])" office:value-type="float" office:value="5.0291077188766" calcext:value-type="float">
            <text:p>5.0291077</text:p>
          </table:table-cell>
          <table:table-cell table:style-name="ce10" table:formula="of:=[.$B9]+[.H$1] * ([.$B10]-[.$B9])" office:value-type="float" office:value="5.42541936693919" calcext:value-type="float">
            <text:p>5.4254194</text:p>
          </table:table-cell>
          <table:table-cell table:style-name="ce10" table:formula="of:=[.$B9]+[.I$1] * ([.$B10]-[.$B9])" office:value-type="float" office:value="5.9009933446143" calcext:value-type="float">
            <text:p>5.9009933</text:p>
          </table:table-cell>
          <table:table-cell table:style-name="ce10" table:formula="of:=[.$B9]+[.J$1] * ([.$B10]-[.$B9])" office:value-type="float" office:value="6.21804266306437" calcext:value-type="float">
            <text:p>6.2180427</text:p>
          </table:table-cell>
          <table:table-cell table:style-name="ce11" table:formula="of:=[.C9]/[.$J$17]" office:value-type="float" office:value="0.0996601928068276" calcext:value-type="float">
            <text:p>0.0996602</text:p>
          </table:table-cell>
          <table:table-cell table:style-name="ce11" table:formula="of:=[.D9]/[.$J$17]" office:value-type="float" office:value="0.11601162669283" calcext:value-type="float">
            <text:p>0.1160116</text:p>
          </table:table-cell>
          <table:table-cell table:style-name="ce11" table:formula="of:=[.E9]/[.$J$17]" office:value-type="float" office:value="0.107835909749829" calcext:value-type="float">
            <text:p>0.1078359</text:p>
          </table:table-cell>
          <table:table-cell table:style-name="ce11" table:formula="of:=[.F9]/[.$J$17]" office:value-type="float" office:value="0.124187343635831" calcext:value-type="float">
            <text:p>0.1241873</text:p>
          </table:table-cell>
          <table:table-cell table:style-name="ce11" table:formula="of:=[.G9]/[.$J$17]" office:value-type="float" office:value="0.103748051278328" calcext:value-type="float">
            <text:p>0.1037481</text:p>
          </table:table-cell>
          <table:table-cell table:style-name="ce11" table:formula="of:=[.H9]/[.$J$17]" office:value-type="float" office:value="0.111923768221329" calcext:value-type="float">
            <text:p>0.1119238</text:p>
          </table:table-cell>
          <table:table-cell table:style-name="ce11" table:formula="of:=[.I9]/[.$J$17]" office:value-type="float" office:value="0.12173462855293" calcext:value-type="float">
            <text:p>0.1217346</text:p>
          </table:table-cell>
          <table:table-cell table:style-name="ce11" table:formula="of:=[.J9]/[.$J$17]" office:value-type="float" office:value="0.128275202107331" calcext:value-type="float">
            <text:p>0.1282752</text:p>
          </table:table-cell>
          <table:table-cell table:style-name="ce8" table:number-columns-repeated="3"/>
          <table:table-cell table:number-columns-repeated="1003"/>
        </table:table-row>
        <table:table-row table:style-name="ro1">
          <table:table-cell table:formula="of:=[.A9]+[.A8]" office:value-type="float" office:value="55" calcext:value-type="float">
            <text:p>55</text:p>
          </table:table-cell>
          <table:table-cell table:style-name="ce7" table:formula="of:=[.A10]^[.$B$1] - 1" office:value-type="float" office:value="6.41619848709566" calcext:value-type="float">
            <text:p>6.4161985</text:p>
          </table:table-cell>
          <table:table-cell table:style-name="ce10" table:formula="of:=[.$B10]+[.C$1] * ([.$B11]-[.$B10])" office:value-type="float" office:value="6.41619848709566" calcext:value-type="float">
            <text:p>6.4161985</text:p>
          </table:table-cell>
          <table:table-cell table:style-name="ce10" table:formula="of:=[.$B10]+[.D$1] * ([.$B11]-[.$B10])" office:value-type="float" office:value="7.42508980957613" calcext:value-type="float">
            <text:p>7.4250898</text:p>
          </table:table-cell>
          <table:table-cell table:style-name="ce10" table:formula="of:=[.$B10]+[.E$1] * ([.$B11]-[.$B10])" office:value-type="float" office:value="6.9206441483359" calcext:value-type="float">
            <text:p>6.9206441</text:p>
          </table:table-cell>
          <table:table-cell table:style-name="ce10" table:formula="of:=[.$B10]+[.F$1] * ([.$B11]-[.$B10])" office:value-type="float" office:value="7.92953547081637" calcext:value-type="float">
            <text:p>7.9295355</text:p>
          </table:table-cell>
          <table:table-cell table:style-name="ce10" table:formula="of:=[.$B10]+[.G$1] * ([.$B11]-[.$B10])" office:value-type="float" office:value="6.66842131771578" calcext:value-type="float">
            <text:p>6.6684213</text:p>
          </table:table-cell>
          <table:table-cell table:style-name="ce10" table:formula="of:=[.$B10]+[.H$1] * ([.$B11]-[.$B10])" office:value-type="float" office:value="7.17286697895602" calcext:value-type="float">
            <text:p>7.1728670</text:p>
          </table:table-cell>
          <table:table-cell table:style-name="ce10" table:formula="of:=[.$B10]+[.I$1] * ([.$B11]-[.$B10])" office:value-type="float" office:value="7.7782017724443" calcext:value-type="float">
            <text:p>7.7782018</text:p>
          </table:table-cell>
          <table:table-cell table:style-name="ce10" table:formula="of:=[.$B10]+[.J$1] * ([.$B11]-[.$B10])" office:value-type="float" office:value="8.18175830143649" calcext:value-type="float">
            <text:p>8.1817583</text:p>
          </table:table-cell>
          <table:table-cell table:style-name="ce11" table:formula="of:=[.C10]/[.$J$17]" office:value-type="float" office:value="0.132363060578832" calcext:value-type="float">
            <text:p>0.1323631</text:p>
          </table:table-cell>
          <table:table-cell table:style-name="ce11" table:formula="of:=[.D10]/[.$J$17]" office:value-type="float" office:value="0.153175998879216" calcext:value-type="float">
            <text:p>0.1531760</text:p>
          </table:table-cell>
          <table:table-cell table:style-name="ce11" table:formula="of:=[.E10]/[.$J$17]" office:value-type="float" office:value="0.142769529729024" calcext:value-type="float">
            <text:p>0.1427695</text:p>
          </table:table-cell>
          <table:table-cell table:style-name="ce11" table:formula="of:=[.F10]/[.$J$17]" office:value-type="float" office:value="0.163582468029408" calcext:value-type="float">
            <text:p>0.1635825</text:p>
          </table:table-cell>
          <table:table-cell table:style-name="ce11" table:formula="of:=[.G10]/[.$J$17]" office:value-type="float" office:value="0.137566295153928" calcext:value-type="float">
            <text:p>0.1375663</text:p>
          </table:table-cell>
          <table:table-cell table:style-name="ce11" table:formula="of:=[.H10]/[.$J$17]" office:value-type="float" office:value="0.14797276430412" calcext:value-type="float">
            <text:p>0.1479728</text:p>
          </table:table-cell>
          <table:table-cell table:style-name="ce11" table:formula="of:=[.I10]/[.$J$17]" office:value-type="float" office:value="0.16046052728435" calcext:value-type="float">
            <text:p>0.1604605</text:p>
          </table:table-cell>
          <table:table-cell table:style-name="ce11" table:formula="of:=[.J10]/[.$J$17]" office:value-type="float" office:value="0.168785702604504" calcext:value-type="float">
            <text:p>0.1687857</text:p>
          </table:table-cell>
          <table:table-cell table:style-name="ce8" table:number-columns-repeated="3"/>
          <table:table-cell table:number-columns-repeated="1003"/>
        </table:table-row>
        <table:table-row table:style-name="ro1">
          <table:table-cell table:formula="of:=[.A10]+[.A9]" office:value-type="float" office:value="89" calcext:value-type="float">
            <text:p>89</text:p>
          </table:table-cell>
          <table:table-cell table:style-name="ce7" table:formula="of:=[.A11]^[.$B$1] - 1" office:value-type="float" office:value="8.4339811320566" calcext:value-type="float">
            <text:p>8.4339811</text:p>
          </table:table-cell>
          <table:table-cell table:style-name="ce10" table:formula="of:=[.$B11]+[.C$1] * ([.$B12]-[.$B11])" office:value-type="float" office:value="8.4339811320566" calcext:value-type="float">
            <text:p>8.4339811</text:p>
          </table:table-cell>
          <table:table-cell table:style-name="ce10" table:formula="of:=[.$B11]+[.D$1] * ([.$B12]-[.$B11])" office:value-type="float" office:value="9.7169905660283" calcext:value-type="float">
            <text:p>9.7169906</text:p>
          </table:table-cell>
          <table:table-cell table:style-name="ce10" table:formula="of:=[.$B11]+[.E$1] * ([.$B12]-[.$B11])" office:value-type="float" office:value="9.07548584904245" calcext:value-type="float">
            <text:p>9.0754858</text:p>
          </table:table-cell>
          <table:table-cell table:style-name="ce10" table:formula="of:=[.$B11]+[.F$1] * ([.$B12]-[.$B11])" office:value-type="float" office:value="10.3584952830142" calcext:value-type="float">
            <text:p>10.3584953</text:p>
          </table:table-cell>
          <table:table-cell table:style-name="ce10" table:formula="of:=[.$B11]+[.G$1] * ([.$B12]-[.$B11])" office:value-type="float" office:value="8.75473349054953" calcext:value-type="float">
            <text:p>8.7547335</text:p>
          </table:table-cell>
          <table:table-cell table:style-name="ce10" table:formula="of:=[.$B11]+[.H$1] * ([.$B12]-[.$B11])" office:value-type="float" office:value="9.39623820753538" calcext:value-type="float">
            <text:p>9.3962382</text:p>
          </table:table-cell>
          <table:table-cell table:style-name="ce10" table:formula="of:=[.$B11]+[.I$1] * ([.$B12]-[.$B11])" office:value-type="float" office:value="10.1660438679184" calcext:value-type="float">
            <text:p>10.1660439</text:p>
          </table:table-cell>
          <table:table-cell table:style-name="ce10" table:formula="of:=[.$B11]+[.J$1] * ([.$B12]-[.$B11])" office:value-type="float" office:value="10.6792476415071" calcext:value-type="float">
            <text:p>10.6792476</text:p>
          </table:table-cell>
          <table:table-cell table:style-name="ce11" table:formula="of:=[.C11]/[.$J$17]" office:value-type="float" office:value="0.1739889371796" calcext:value-type="float">
            <text:p>0.1739889</text:p>
          </table:table-cell>
          <table:table-cell table:style-name="ce11" table:formula="of:=[.D11]/[.$J$17]" office:value-type="float" office:value="0.200456799072208" calcext:value-type="float">
            <text:p>0.2004568</text:p>
          </table:table-cell>
          <table:table-cell table:style-name="ce11" table:formula="of:=[.E11]/[.$J$17]" office:value-type="float" office:value="0.187222868125904" calcext:value-type="float">
            <text:p>0.1872229</text:p>
          </table:table-cell>
          <table:table-cell table:style-name="ce11" table:formula="of:=[.F11]/[.$J$17]" office:value-type="float" office:value="0.213690730018512" calcext:value-type="float">
            <text:p>0.2136907</text:p>
          </table:table-cell>
          <table:table-cell table:style-name="ce11" table:formula="of:=[.G11]/[.$J$17]" office:value-type="float" office:value="0.180605902652752" calcext:value-type="float">
            <text:p>0.1806059</text:p>
          </table:table-cell>
          <table:table-cell table:style-name="ce11" table:formula="of:=[.H11]/[.$J$17]" office:value-type="float" office:value="0.193839833599056" calcext:value-type="float">
            <text:p>0.1938398</text:p>
          </table:table-cell>
          <table:table-cell table:style-name="ce11" table:formula="of:=[.I11]/[.$J$17]" office:value-type="float" office:value="0.209720550734621" calcext:value-type="float">
            <text:p>0.2097206</text:p>
          </table:table-cell>
          <table:table-cell table:style-name="ce11" table:formula="of:=[.J11]/[.$J$17]" office:value-type="float" office:value="0.220307695491664" calcext:value-type="float">
            <text:p>0.2203077</text:p>
          </table:table-cell>
          <table:table-cell table:style-name="ce8" table:number-columns-repeated="3"/>
          <table:table-cell table:number-columns-repeated="1003"/>
        </table:table-row>
        <table:table-row table:style-name="ro1">
          <table:table-cell table:formula="of:=[.A11]+[.A10]" office:value-type="float" office:value="144" calcext:value-type="float">
            <text:p>144</text:p>
          </table:table-cell>
          <table:table-cell table:style-name="ce7" table:formula="of:=[.A12]^[.$B$1] - 1" office:value-type="float" office:value="11" calcext:value-type="float">
            <text:p>11.0000000</text:p>
          </table:table-cell>
          <table:table-cell table:style-name="ce10" table:formula="of:=[.$B12]+[.C$1] * ([.$B13]-[.$B12])" office:value-type="float" office:value="11" calcext:value-type="float">
            <text:p>11.0000000</text:p>
          </table:table-cell>
          <table:table-cell table:style-name="ce10" table:formula="of:=[.$B12]+[.D$1] * ([.$B13]-[.$B12])" office:value-type="float" office:value="12.6321687612369" calcext:value-type="float">
            <text:p>12.6321688</text:p>
          </table:table-cell>
          <table:table-cell table:style-name="ce10" table:formula="of:=[.$B12]+[.E$1] * ([.$B13]-[.$B12])" office:value-type="float" office:value="11.8160843806184" calcext:value-type="float">
            <text:p>11.8160844</text:p>
          </table:table-cell>
          <table:table-cell table:style-name="ce10" table:formula="of:=[.$B12]+[.F$1] * ([.$B13]-[.$B12])" office:value-type="float" office:value="13.4482531418553" calcext:value-type="float">
            <text:p>13.4482531</text:p>
          </table:table-cell>
          <table:table-cell table:style-name="ce10" table:formula="of:=[.$B12]+[.G$1] * ([.$B13]-[.$B12])" office:value-type="float" office:value="11.4080421903092" calcext:value-type="float">
            <text:p>11.4080422</text:p>
          </table:table-cell>
          <table:table-cell table:style-name="ce10" table:formula="of:=[.$B12]+[.H$1] * ([.$B13]-[.$B12])" office:value-type="float" office:value="12.2241265709277" calcext:value-type="float">
            <text:p>12.2241266</text:p>
          </table:table-cell>
          <table:table-cell table:style-name="ce10" table:formula="of:=[.$B12]+[.I$1] * ([.$B13]-[.$B12])" office:value-type="float" office:value="13.2034278276698" calcext:value-type="float">
            <text:p>13.2034278</text:p>
          </table:table-cell>
          <table:table-cell table:style-name="ce10" table:formula="of:=[.$B12]+[.J$1] * ([.$B13]-[.$B12])" office:value-type="float" office:value="13.8562953321645" calcext:value-type="float">
            <text:p>13.8562953</text:p>
          </table:table-cell>
          <table:table-cell table:style-name="ce11" table:formula="of:=[.C12]/[.$J$17]" office:value-type="float" office:value="0.226924660964816" calcext:value-type="float">
            <text:p>0.2269247</text:p>
          </table:table-cell>
          <table:table-cell table:style-name="ce11" table:formula="of:=[.D12]/[.$J$17]" office:value-type="float" office:value="0.260595510308547" calcext:value-type="float">
            <text:p>0.2605955</text:p>
          </table:table-cell>
          <table:table-cell table:style-name="ce11" table:formula="of:=[.E12]/[.$J$17]" office:value-type="float" office:value="0.243760085636681" calcext:value-type="float">
            <text:p>0.2437601</text:p>
          </table:table-cell>
          <table:table-cell table:style-name="ce11" table:formula="of:=[.F12]/[.$J$17]" office:value-type="float" office:value="0.277430934980412" calcext:value-type="float">
            <text:p>0.2774309</text:p>
          </table:table-cell>
          <table:table-cell table:style-name="ce11" table:formula="of:=[.G12]/[.$J$17]" office:value-type="float" office:value="0.235342373300748" calcext:value-type="float">
            <text:p>0.2353424</text:p>
          </table:table-cell>
          <table:table-cell table:style-name="ce11" table:formula="of:=[.H12]/[.$J$17]" office:value-type="float" office:value="0.252177797972614" calcext:value-type="float">
            <text:p>0.2521778</text:p>
          </table:table-cell>
          <table:table-cell table:style-name="ce11" table:formula="of:=[.I12]/[.$J$17]" office:value-type="float" office:value="0.272380307578852" calcext:value-type="float">
            <text:p>0.2723803</text:p>
          </table:table-cell>
          <table:table-cell table:style-name="ce11" table:formula="of:=[.J12]/[.$J$17]" office:value-type="float" office:value="0.285848647316345" calcext:value-type="float">
            <text:p>0.2858486</text:p>
          </table:table-cell>
          <table:table-cell table:style-name="ce8" table:number-columns-repeated="3"/>
          <table:table-cell table:number-columns-repeated="1003"/>
        </table:table-row>
        <table:table-row table:style-name="ro1">
          <table:table-cell table:formula="of:=[.A12]+[.A11]" office:value-type="float" office:value="233" calcext:value-type="float">
            <text:p>233</text:p>
          </table:table-cell>
          <table:table-cell table:style-name="ce7" table:formula="of:=[.A13]^[.$B$1] - 1" office:value-type="float" office:value="14.2643375224737" calcext:value-type="float">
            <text:p>14.2643375</text:p>
          </table:table-cell>
          <table:table-cell table:style-name="ce10" table:formula="of:=[.$B13]+[.C$1] * ([.$B14]-[.$B13])" office:value-type="float" office:value="14.2643375224737" calcext:value-type="float">
            <text:p>14.2643375</text:p>
          </table:table-cell>
          <table:table-cell table:style-name="ce10" table:formula="of:=[.$B13]+[.D$1] * ([.$B14]-[.$B13])" office:value-type="float" office:value="16.3404126807107" calcext:value-type="float">
            <text:p>16.3404127</text:p>
          </table:table-cell>
          <table:table-cell table:style-name="ce10" table:formula="of:=[.$B13]+[.E$1] * ([.$B14]-[.$B13])" office:value-type="float" office:value="15.3023751015922" calcext:value-type="float">
            <text:p>15.3023751</text:p>
          </table:table-cell>
          <table:table-cell table:style-name="ce10" table:formula="of:=[.$B13]+[.F$1] * ([.$B14]-[.$B13])" office:value-type="float" office:value="17.3784502598291" calcext:value-type="float">
            <text:p>17.3784503</text:p>
          </table:table-cell>
          <table:table-cell table:style-name="ce10" table:formula="of:=[.$B13]+[.G$1] * ([.$B14]-[.$B13])" office:value-type="float" office:value="14.783356312033" calcext:value-type="float">
            <text:p>14.7833563</text:p>
          </table:table-cell>
          <table:table-cell table:style-name="ce10" table:formula="of:=[.$B13]+[.H$1] * ([.$B14]-[.$B13])" office:value-type="float" office:value="15.8213938911514" calcext:value-type="float">
            <text:p>15.8213939</text:p>
          </table:table-cell>
          <table:table-cell table:style-name="ce10" table:formula="of:=[.$B13]+[.I$1] * ([.$B14]-[.$B13])" office:value-type="float" office:value="17.0670389860936" calcext:value-type="float">
            <text:p>17.0670390</text:p>
          </table:table-cell>
          <table:table-cell table:style-name="ce10" table:formula="of:=[.$B13]+[.J$1] * ([.$B14]-[.$B13])" office:value-type="float" office:value="17.8974690493884" calcext:value-type="float">
            <text:p>17.8974690</text:p>
          </table:table-cell>
          <table:table-cell table:style-name="ce11" table:formula="of:=[.C13]/[.$J$17]" office:value-type="float" office:value="0.294266359652278" calcext:value-type="float">
            <text:p>0.2942664</text:p>
          </table:table-cell>
          <table:table-cell table:style-name="ce11" table:formula="of:=[.D13]/[.$J$17]" office:value-type="float" office:value="0.337094782508677" calcext:value-type="float">
            <text:p>0.3370948</text:p>
          </table:table-cell>
          <table:table-cell table:style-name="ce11" table:formula="of:=[.E13]/[.$J$17]" office:value-type="float" office:value="0.315680571080477" calcext:value-type="float">
            <text:p>0.3156806</text:p>
          </table:table-cell>
          <table:table-cell table:style-name="ce11" table:formula="of:=[.F13]/[.$J$17]" office:value-type="float" office:value="0.358508993936876" calcext:value-type="float">
            <text:p>0.3585090</text:p>
          </table:table-cell>
          <table:table-cell table:style-name="ce11" table:formula="of:=[.G13]/[.$J$17]" office:value-type="float" office:value="0.304973465366377" calcext:value-type="float">
            <text:p>0.3049735</text:p>
          </table:table-cell>
          <table:table-cell table:style-name="ce11" table:formula="of:=[.H13]/[.$J$17]" office:value-type="float" office:value="0.326387676794577" calcext:value-type="float">
            <text:p>0.3263877</text:p>
          </table:table-cell>
          <table:table-cell table:style-name="ce11" table:formula="of:=[.I13]/[.$J$17]" office:value-type="float" office:value="0.352084730508416" calcext:value-type="float">
            <text:p>0.3520847</text:p>
          </table:table-cell>
          <table:table-cell table:style-name="ce11" table:formula="of:=[.J13]/[.$J$17]" office:value-type="float" office:value="0.369216099650976" calcext:value-type="float">
            <text:p>0.3692161</text:p>
          </table:table-cell>
          <table:table-cell table:style-name="ce8" table:number-columns-repeated="3"/>
          <table:table-cell table:number-columns-repeated="1003"/>
        </table:table-row>
        <table:table-row table:style-name="ro1">
          <table:table-cell table:formula="of:=[.A13]+[.A12]" office:value-type="float" office:value="377" calcext:value-type="float">
            <text:p>377</text:p>
          </table:table-cell>
          <table:table-cell table:style-name="ce7" table:formula="of:=[.A14]^[.$B$1] - 1" office:value-type="float" office:value="18.4164878389476" calcext:value-type="float">
            <text:p>18.4164878</text:p>
          </table:table-cell>
          <table:table-cell table:style-name="ce10" table:formula="of:=[.$B14]+[.C$1] * ([.$B15]-[.$B14])" office:value-type="float" office:value="18.4164878389476" calcext:value-type="float">
            <text:p>18.4164878</text:p>
          </table:table-cell>
          <table:table-cell table:style-name="ce10" table:formula="of:=[.$B14]+[.D$1] * ([.$B15]-[.$B14])" office:value-type="float" office:value="21.0573329547023" calcext:value-type="float">
            <text:p>21.0573330</text:p>
          </table:table-cell>
          <table:table-cell table:style-name="ce10" table:formula="of:=[.$B14]+[.E$1] * ([.$B15]-[.$B14])" office:value-type="float" office:value="19.7369103968249" calcext:value-type="float">
            <text:p>19.7369104</text:p>
          </table:table-cell>
          <table:table-cell table:style-name="ce10" table:formula="of:=[.$B14]+[.F$1] * ([.$B15]-[.$B14])" office:value-type="float" office:value="22.3777555125796" calcext:value-type="float">
            <text:p>22.3777555</text:p>
          </table:table-cell>
          <table:table-cell table:style-name="ce10" table:formula="of:=[.$B14]+[.G$1] * ([.$B15]-[.$B14])" office:value-type="float" office:value="19.0766991178863" calcext:value-type="float">
            <text:p>19.0766991</text:p>
          </table:table-cell>
          <table:table-cell table:style-name="ce10" table:formula="of:=[.$B14]+[.H$1] * ([.$B15]-[.$B14])" office:value-type="float" office:value="20.3971216757636" calcext:value-type="float">
            <text:p>20.3971217</text:p>
          </table:table-cell>
          <table:table-cell table:style-name="ce10" table:formula="of:=[.$B14]+[.I$1] * ([.$B15]-[.$B14])" office:value-type="float" office:value="21.9816287452164" calcext:value-type="float">
            <text:p>21.9816287</text:p>
          </table:table-cell>
          <table:table-cell table:style-name="ce10" table:formula="of:=[.$B14]+[.J$1] * ([.$B15]-[.$B14])" office:value-type="float" office:value="23.0379667915183" calcext:value-type="float">
            <text:p>23.0379668</text:p>
          </table:table-cell>
          <table:table-cell table:style-name="ce11" table:formula="of:=[.C14]/[.$J$17]" office:value-type="float" office:value="0.379923205365076" calcext:value-type="float">
            <text:p>0.3799232</text:p>
          </table:table-cell>
          <table:table-cell table:style-name="ce11" table:formula="of:=[.D14]/[.$J$17]" office:value-type="float" office:value="0.434402558324459" calcext:value-type="float">
            <text:p>0.4344026</text:p>
          </table:table-cell>
          <table:table-cell table:style-name="ce11" table:formula="of:=[.E14]/[.$J$17]" office:value-type="float" office:value="0.407162881844768" calcext:value-type="float">
            <text:p>0.4071629</text:p>
          </table:table-cell>
          <table:table-cell table:style-name="ce11" table:formula="of:=[.F14]/[.$J$17]" office:value-type="float" office:value="0.461642234804151" calcext:value-type="float">
            <text:p>0.4616422</text:p>
          </table:table-cell>
          <table:table-cell table:style-name="ce11" table:formula="of:=[.G14]/[.$J$17]" office:value-type="float" office:value="0.393543043604922" calcext:value-type="float">
            <text:p>0.3935430</text:p>
          </table:table-cell>
          <table:table-cell table:style-name="ce11" table:formula="of:=[.H14]/[.$J$17]" office:value-type="float" office:value="0.420782720084613" calcext:value-type="float">
            <text:p>0.4207827</text:p>
          </table:table-cell>
          <table:table-cell table:style-name="ce11" table:formula="of:=[.I14]/[.$J$17]" office:value-type="float" office:value="0.453470331860244" calcext:value-type="float">
            <text:p>0.4534703</text:p>
          </table:table-cell>
          <table:table-cell table:style-name="ce11" table:formula="of:=[.J14]/[.$J$17]" office:value-type="float" office:value="0.475262073043997" calcext:value-type="float">
            <text:p>0.4752621</text:p>
          </table:table-cell>
          <table:table-cell table:style-name="ce8" table:number-columns-repeated="3"/>
          <table:table-cell table:number-columns-repeated="1003"/>
        </table:table-row>
        <table:table-row table:style-name="ro1">
          <table:table-cell table:formula="of:=[.A14]+[.A13]" office:value-type="float" office:value="610" calcext:value-type="float">
            <text:p>610</text:p>
          </table:table-cell>
          <table:table-cell table:style-name="ce7" table:formula="of:=[.A15]^[.$B$1] - 1" office:value-type="float" office:value="23.6981780704569" calcext:value-type="float">
            <text:p>23.6981781</text:p>
          </table:table-cell>
          <table:table-cell table:style-name="ce10" table:formula="of:=[.$B15]+[.C$1] * ([.$B16]-[.$B15])" office:value-type="float" office:value="23.6981780704569" calcext:value-type="float">
            <text:p>23.6981781</text:p>
          </table:table-cell>
          <table:table-cell table:style-name="ce10" table:formula="of:=[.$B15]+[.D$1] * ([.$B16]-[.$B15])" office:value-type="float" office:value="27.0573671076335" calcext:value-type="float">
            <text:p>27.0573671</text:p>
          </table:table-cell>
          <table:table-cell table:style-name="ce10" table:formula="of:=[.$B15]+[.E$1] * ([.$B16]-[.$B15])" office:value-type="float" office:value="25.3777725890452" calcext:value-type="float">
            <text:p>25.3777726</text:p>
          </table:table-cell>
          <table:table-cell table:style-name="ce10" table:formula="of:=[.$B15]+[.F$1] * ([.$B16]-[.$B15])" office:value-type="float" office:value="28.7369616262217" calcext:value-type="float">
            <text:p>28.7369616</text:p>
          </table:table-cell>
          <table:table-cell table:style-name="ce10" table:formula="of:=[.$B15]+[.G$1] * ([.$B16]-[.$B15])" office:value-type="float" office:value="24.5379753297511" calcext:value-type="float">
            <text:p>24.5379753</text:p>
          </table:table-cell>
          <table:table-cell table:style-name="ce10" table:formula="of:=[.$B15]+[.H$1] * ([.$B16]-[.$B15])" office:value-type="float" office:value="26.2175698483393" calcext:value-type="float">
            <text:p>26.2175698</text:p>
          </table:table-cell>
          <table:table-cell table:style-name="ce10" table:formula="of:=[.$B15]+[.I$1] * ([.$B16]-[.$B15])" office:value-type="float" office:value="28.2330832706453" calcext:value-type="float">
            <text:p>28.2330833</text:p>
          </table:table-cell>
          <table:table-cell table:style-name="ce10" table:formula="of:=[.$B15]+[.J$1] * ([.$B16]-[.$B15])" office:value-type="float" office:value="29.5767588855159" calcext:value-type="float">
            <text:p>29.5767589</text:p>
          </table:table-cell>
          <table:table-cell table:style-name="ce11" table:formula="of:=[.C15]/[.$J$17]" office:value-type="float" office:value="0.488881911283843" calcext:value-type="float">
            <text:p>0.4888819</text:p>
          </table:table-cell>
          <table:table-cell table:style-name="ce11" table:formula="of:=[.D15]/[.$J$17]" office:value-type="float" office:value="0.558180350681844" calcext:value-type="float">
            <text:p>0.5581804</text:p>
          </table:table-cell>
          <table:table-cell table:style-name="ce11" table:formula="of:=[.E15]/[.$J$17]" office:value-type="float" office:value="0.523531130982843" calcext:value-type="float">
            <text:p>0.5235311</text:p>
          </table:table-cell>
          <table:table-cell table:style-name="ce11" table:formula="of:=[.F15]/[.$J$17]" office:value-type="float" office:value="0.592829570380844" calcext:value-type="float">
            <text:p>0.5928296</text:p>
          </table:table-cell>
          <table:table-cell table:style-name="ce11" table:formula="of:=[.G15]/[.$J$17]" office:value-type="float" office:value="0.506206521133343" calcext:value-type="float">
            <text:p>0.5062065</text:p>
          </table:table-cell>
          <table:table-cell table:style-name="ce11" table:formula="of:=[.H15]/[.$J$17]" office:value-type="float" office:value="0.540855740832344" calcext:value-type="float">
            <text:p>0.5408557</text:p>
          </table:table-cell>
          <table:table-cell table:style-name="ce11" table:formula="of:=[.I15]/[.$J$17]" office:value-type="float" office:value="0.582434804471144" calcext:value-type="float">
            <text:p>0.5824348</text:p>
          </table:table-cell>
          <table:table-cell table:style-name="ce11" table:formula="of:=[.J15]/[.$J$17]" office:value-type="float" office:value="0.610154180230345" calcext:value-type="float">
            <text:p>0.6101542</text:p>
          </table:table-cell>
          <table:table-cell table:style-name="ce8" table:number-columns-repeated="3"/>
          <table:table-cell table:number-columns-repeated="1003"/>
        </table:table-row>
        <table:table-row table:style-name="ro1">
          <table:table-cell table:formula="of:=[.A15]+[.A14]" office:value-type="float" office:value="987" calcext:value-type="float">
            <text:p>987</text:p>
          </table:table-cell>
          <table:table-cell table:style-name="ce7" table:formula="of:=[.A16]^[.$B$1] - 1" office:value-type="float" office:value="30.41655614481" calcext:value-type="float">
            <text:p>30.4165561</text:p>
          </table:table-cell>
          <table:table-cell table:style-name="ce10" table:formula="of:=[.$B16]+[.C$1] * ([.$B17]-[.$B16])" office:value-type="float" office:value="30.41655614481" calcext:value-type="float">
            <text:p>30.4165561</text:p>
          </table:table-cell>
          <table:table-cell table:style-name="ce10" table:formula="of:=[.$B16]+[.D$1] * ([.$B17]-[.$B16])" office:value-type="float" office:value="34.6895192750931" calcext:value-type="float">
            <text:p>34.6895193</text:p>
          </table:table-cell>
          <table:table-cell table:style-name="ce10" table:formula="of:=[.$B16]+[.E$1] * ([.$B17]-[.$B16])" office:value-type="float" office:value="32.5530377099516" calcext:value-type="float">
            <text:p>32.5530377</text:p>
          </table:table-cell>
          <table:table-cell table:style-name="ce10" table:formula="of:=[.$B16]+[.F$1] * ([.$B17]-[.$B16])" office:value-type="float" office:value="36.8260008402346" calcext:value-type="float">
            <text:p>36.8260008</text:p>
          </table:table-cell>
          <table:table-cell table:style-name="ce10" table:formula="of:=[.$B16]+[.G$1] * ([.$B17]-[.$B16])" office:value-type="float" office:value="31.4847969273808" calcext:value-type="float">
            <text:p>31.4847969</text:p>
          </table:table-cell>
          <table:table-cell table:style-name="ce10" table:formula="of:=[.$B16]+[.H$1] * ([.$B17]-[.$B16])" office:value-type="float" office:value="33.6212784925223" calcext:value-type="float">
            <text:p>33.6212785</text:p>
          </table:table-cell>
          <table:table-cell table:style-name="ce10" table:formula="of:=[.$B16]+[.I$1] * ([.$B17]-[.$B16])" office:value-type="float" office:value="36.1850563706922" calcext:value-type="float">
            <text:p>36.1850564</text:p>
          </table:table-cell>
          <table:table-cell table:style-name="ce10" table:formula="of:=[.$B16]+[.J$1] * ([.$B17]-[.$B16])" office:value-type="float" office:value="37.8942416228054" calcext:value-type="float">
            <text:p>37.8942416</text:p>
          </table:table-cell>
          <table:table-cell table:style-name="ce11" table:formula="of:=[.C16]/[.$J$17]" office:value-type="float" office:value="0.627478790079845" calcext:value-type="float">
            <text:p>0.6274788</text:p>
          </table:table-cell>
          <table:table-cell table:style-name="ce11" table:formula="of:=[.D16]/[.$J$17]" office:value-type="float" office:value="0.715627945502994" calcext:value-type="float">
            <text:p>0.7156279</text:p>
          </table:table-cell>
          <table:table-cell table:style-name="ce11" table:formula="of:=[.E16]/[.$J$17]" office:value-type="float" office:value="0.67155336779142" calcext:value-type="float">
            <text:p>0.6715534</text:p>
          </table:table-cell>
          <table:table-cell table:style-name="ce11" table:formula="of:=[.F16]/[.$J$17]" office:value-type="float" office:value="0.759702523214569" calcext:value-type="float">
            <text:p>0.7597025</text:p>
          </table:table-cell>
          <table:table-cell table:style-name="ce11" table:formula="of:=[.G16]/[.$J$17]" office:value-type="float" office:value="0.649516078935632" calcext:value-type="float">
            <text:p>0.6495161</text:p>
          </table:table-cell>
          <table:table-cell table:style-name="ce11" table:formula="of:=[.H16]/[.$J$17]" office:value-type="float" office:value="0.693590656647207" calcext:value-type="float">
            <text:p>0.6935907</text:p>
          </table:table-cell>
          <table:table-cell table:style-name="ce11" table:formula="of:=[.I16]/[.$J$17]" office:value-type="float" office:value="0.746480149901097" calcext:value-type="float">
            <text:p>0.7464801</text:p>
          </table:table-cell>
          <table:table-cell table:style-name="ce11" table:formula="of:=[.J16]/[.$J$17]" office:value-type="float" office:value="0.781739812070357" calcext:value-type="float">
            <text:p>0.7817398</text:p>
          </table:table-cell>
          <table:table-cell table:style-name="ce8" table:number-columns-repeated="3"/>
          <table:table-cell table:number-columns-repeated="1003"/>
        </table:table-row>
        <table:table-row table:style-name="ro1">
          <table:table-cell table:formula="of:=[.A16]+[.A15]" office:value-type="float" office:value="1597" calcext:value-type="float">
            <text:p>1597</text:p>
          </table:table-cell>
          <table:table-cell table:style-name="ce7" table:formula="of:=[.A17]^[.$B$1] - 1" office:value-type="float" office:value="38.9624824053762" calcext:value-type="float">
            <text:p>38.9624824</text:p>
          </table:table-cell>
          <table:table-cell table:style-name="ce10" table:formula="of:=[.$B17]+[.C$1] * ([.$B18]-[.$B17])" office:value-type="float" office:value="38.9624824053762" calcext:value-type="float">
            <text:p>38.9624824</text:p>
          </table:table-cell>
          <table:table-cell table:style-name="ce10" table:formula="of:=[.$B17]+[.D$1] * ([.$B18]-[.$B17])" office:value-type="float" office:value="44.3977712569658" calcext:value-type="float">
            <text:p>44.3977713</text:p>
          </table:table-cell>
          <table:table-cell table:style-name="ce10" table:formula="of:=[.$B17]+[.E$1] * ([.$B18]-[.$B17])" office:value-type="float" office:value="41.680126831171" calcext:value-type="float">
            <text:p>41.6801268</text:p>
          </table:table-cell>
          <table:table-cell table:style-name="ce10" table:formula="of:=[.$B17]+[.F$1] * ([.$B18]-[.$B17])" office:value-type="float" office:value="47.1154156827605" calcext:value-type="float">
            <text:p>47.1154157</text:p>
          </table:table-cell>
          <table:table-cell table:style-name="ce10" table:formula="of:=[.$B17]+[.G$1] * ([.$B18]-[.$B17])" office:value-type="float" office:value="40.3213046182736" calcext:value-type="float">
            <text:p>40.3213046</text:p>
          </table:table-cell>
          <table:table-cell table:style-name="ce10" table:formula="of:=[.$B17]+[.H$1] * ([.$B18]-[.$B17])" office:value-type="float" office:value="43.0389490440684" calcext:value-type="float">
            <text:p>43.0389490</text:p>
          </table:table-cell>
          <table:table-cell table:style-name="ce10" table:formula="of:=[.$B17]+[.I$1] * ([.$B18]-[.$B17])" office:value-type="float" office:value="46.3001223550221" calcext:value-type="float">
            <text:p>46.3001224</text:p>
          </table:table-cell>
          <table:table-cell table:style-name="ce10" table:formula="of:=[.$B17]+[.J$1] * ([.$B18]-[.$B17])" office:value-type="float" office:value="48.4742378956579" calcext:value-type="float">
            <text:p>48.4742379</text:p>
          </table:table-cell>
          <table:table-cell table:style-name="ce11" table:formula="of:=[.C17]/[.$J$17]" office:value-type="float" office:value="0.803777100926144" calcext:value-type="float">
            <text:p>0.8037771</text:p>
          </table:table-cell>
          <table:table-cell table:style-name="ce11" table:formula="of:=[.D17]/[.$J$17]" office:value-type="float" office:value="0.91590447182549" calcext:value-type="float">
            <text:p>0.9159045</text:p>
          </table:table-cell>
          <table:table-cell table:style-name="ce11" table:formula="of:=[.E17]/[.$J$17]" office:value-type="float" office:value="0.859840786375817" calcext:value-type="float">
            <text:p>0.8598408</text:p>
          </table:table-cell>
          <table:table-cell table:style-name="ce11" table:formula="of:=[.F17]/[.$J$17]" office:value-type="float" office:value="0.971968157275163" calcext:value-type="float">
            <text:p>0.9719682</text:p>
          </table:table-cell>
          <table:table-cell table:style-name="ce11" table:formula="of:=[.G17]/[.$J$17]" office:value-type="float" office:value="0.831808943650981" calcext:value-type="float">
            <text:p>0.8318089</text:p>
          </table:table-cell>
          <table:table-cell table:style-name="ce11" table:formula="of:=[.H17]/[.$J$17]" office:value-type="float" office:value="0.887872629100654" calcext:value-type="float">
            <text:p>0.8878726</text:p>
          </table:table-cell>
          <table:table-cell table:style-name="ce11" table:formula="of:=[.I17]/[.$J$17]" office:value-type="float" office:value="0.955149051640261" calcext:value-type="float">
            <text:p>0.9551491</text:p>
          </table:table-cell>
          <table:table-cell table:style-name="ce11" table:formula="of:=[.J17]/[.$J$17]" office:value-type="float" office:value="1" calcext:value-type="float">
            <text:p>1.0000000</text:p>
          </table:table-cell>
          <table:table-cell table:style-name="ce8" table:number-columns-repeated="3"/>
          <table:table-cell table:number-columns-repeated="1003"/>
        </table:table-row>
        <table:table-row table:style-name="ro1">
          <table:table-cell table:formula="of:=[.A17]+[.A16]" office:value-type="float" office:value="2584" calcext:value-type="float">
            <text:p>2584</text:p>
          </table:table-cell>
          <table:table-cell table:style-name="ce7" table:formula="of:=[.A18]^[.$B$1] - 1" office:value-type="float" office:value="49.8330601085553" calcext:value-type="float">
            <text:p>49.8330601</text:p>
          </table:table-cell>
          <table:table-cell table:style-name="ce8" table:number-columns-repeated="19"/>
          <table:table-cell table:number-columns-repeated="1003"/>
        </table:table-row>
        <table:table-row table:style-name="ro1">
          <table:table-cell table:formula="of:=[.A18]+[.A17]" office:value-type="float" office:value="4181" calcext:value-type="float">
            <text:p>4181</text:p>
          </table:table-cell>
          <table:table-cell table:style-name="ce8"/>
          <table:table-cell table:style-name="ce8" office:value-type="float" office:value="0" calcext:value-type="float">
            <text:p>0.0000000</text:p>
          </table:table-cell>
          <table:table-cell table:style-name="ce8" office:value-type="float" office:value="0.0085450247462312" calcext:value-type="float">
            <text:p>0.0085450</text:p>
          </table:table-cell>
          <table:table-cell table:style-name="ce8" office:value-type="float" office:value="0.0151018528469625" calcext:value-type="float">
            <text:p>0.0151019</text:p>
          </table:table-cell>
          <table:table-cell table:style-name="ce8" office:value-type="float" office:value="0.0254994824294187" calcext:value-type="float">
            <text:p>0.0254995</text:p>
          </table:table-cell>
          <table:table-cell table:style-name="ce8" office:value-type="float" office:value="0.0377195641256275" calcext:value-type="float">
            <text:p>0.0377196</text:p>
          </table:table-cell>
          <table:table-cell table:style-name="ce8" office:value-type="float" office:value="0.0537512581646463" calcext:value-type="float">
            <text:p>0.0537513</text:p>
          </table:table-cell>
          <table:table-cell table:style-name="ce8" office:value-type="float" office:value="0.073906797723513" calcext:value-type="float">
            <text:p>0.0739068</text:p>
          </table:table-cell>
          <table:table-cell table:style-name="ce8" office:value-type="float" office:value="0.0996601928068276" calcext:value-type="float">
            <text:p>0.0996602</text:p>
          </table:table-cell>
          <table:table-cell table:style-name="ce8" office:value-type="float" office:value="0.132363060578832" calcext:value-type="float">
            <text:p>0.1323631</text:p>
          </table:table-cell>
          <table:table-cell table:style-name="ce8" office:value-type="float" office:value="0.1739889371796" calcext:value-type="float">
            <text:p>0.1739889</text:p>
          </table:table-cell>
          <table:table-cell table:style-name="ce8" office:value-type="float" office:value="0.226924660964816" calcext:value-type="float">
            <text:p>0.2269247</text:p>
          </table:table-cell>
          <table:table-cell table:style-name="ce8" office:value-type="float" office:value="0.294266359652278" calcext:value-type="float">
            <text:p>0.2942664</text:p>
          </table:table-cell>
          <table:table-cell table:style-name="ce8" office:value-type="float" office:value="0.379923205365076" calcext:value-type="float">
            <text:p>0.3799232</text:p>
          </table:table-cell>
          <table:table-cell table:style-name="ce8" office:value-type="float" office:value="0.488881911283843" calcext:value-type="float">
            <text:p>0.4888819</text:p>
          </table:table-cell>
          <table:table-cell table:style-name="ce8" office:value-type="float" office:value="0.627478790079845" calcext:value-type="float">
            <text:p>0.6274788</text:p>
          </table:table-cell>
          <table:table-cell table:style-name="ce8" office:value-type="float" office:value="0.803777100926144" calcext:value-type="float">
            <text:p>0.8037771</text:p>
          </table:table-cell>
          <table:table-cell table:style-name="ce8" table:number-columns-repeated="3"/>
          <table:table-cell table:number-columns-repeated="1003"/>
        </table:table-row>
        <table:table-row table:style-name="ro1">
          <table:table-cell table:formula="of:=[.A19]+[.A18]" office:value-type="float" office:value="6765" calcext:value-type="float">
            <text:p>6765</text:p>
          </table:table-cell>
          <table:table-cell table:style-name="ce8"/>
          <table:table-cell table:style-name="ce8" office:value-type="float" office:value="0.0042725123731156" calcext:value-type="float">
            <text:p>0.0042725</text:p>
          </table:table-cell>
          <table:table-cell table:style-name="ce8" office:value-type="float" office:value="0.0118234387965968" calcext:value-type="float">
            <text:p>0.0118234</text:p>
          </table:table-cell>
          <table:table-cell table:style-name="ce8" office:value-type="float" office:value="0.0203006676381906" calcext:value-type="float">
            <text:p>0.0203007</text:p>
          </table:table-cell>
          <table:table-cell table:style-name="ce8" office:value-type="float" office:value="0.0316095232775231" calcext:value-type="float">
            <text:p>0.0316095</text:p>
          </table:table-cell>
          <table:table-cell table:style-name="ce8" office:value-type="float" office:value="0.0457354111451369" calcext:value-type="float">
            <text:p>0.0457354</text:p>
          </table:table-cell>
          <table:table-cell table:style-name="ce8" office:value-type="float" office:value="0.0638290279440796" calcext:value-type="float">
            <text:p>0.0638290</text:p>
          </table:table-cell>
          <table:table-cell table:style-name="ce8" office:value-type="float" office:value="0.0867834952651703" calcext:value-type="float">
            <text:p>0.0867835</text:p>
          </table:table-cell>
          <table:table-cell table:style-name="ce8" office:value-type="float" office:value="0.11601162669283" calcext:value-type="float">
            <text:p>0.1160116</text:p>
          </table:table-cell>
          <table:table-cell table:style-name="ce8" office:value-type="float" office:value="0.153175998879216" calcext:value-type="float">
            <text:p>0.1531760</text:p>
          </table:table-cell>
          <table:table-cell table:style-name="ce8" office:value-type="float" office:value="0.200456799072208" calcext:value-type="float">
            <text:p>0.2004568</text:p>
          </table:table-cell>
          <table:table-cell table:style-name="ce8" office:value-type="float" office:value="0.260595510308547" calcext:value-type="float">
            <text:p>0.2605955</text:p>
          </table:table-cell>
          <table:table-cell table:style-name="ce8" office:value-type="float" office:value="0.337094782508677" calcext:value-type="float">
            <text:p>0.3370948</text:p>
          </table:table-cell>
          <table:table-cell table:style-name="ce8" office:value-type="float" office:value="0.434402558324459" calcext:value-type="float">
            <text:p>0.4344026</text:p>
          </table:table-cell>
          <table:table-cell table:style-name="ce8" office:value-type="float" office:value="0.558180350681844" calcext:value-type="float">
            <text:p>0.5581804</text:p>
          </table:table-cell>
          <table:table-cell table:style-name="ce8" office:value-type="float" office:value="0.715627945502994" calcext:value-type="float">
            <text:p>0.7156279</text:p>
          </table:table-cell>
          <table:table-cell table:style-name="ce8" office:value-type="float" office:value="0.91590447182549" calcext:value-type="float">
            <text:p>0.9159045</text:p>
          </table:table-cell>
          <table:table-cell table:style-name="ce8" table:number-columns-repeated="3"/>
          <table:table-cell table:number-columns-repeated="1003"/>
        </table:table-row>
        <table:table-row table:style-name="ro1">
          <table:table-cell/>
          <table:table-cell table:style-name="ce8"/>
          <table:table-cell table:style-name="ce8" office:value-type="float" office:value="0.0021362561865578" calcext:value-type="float">
            <text:p>0.0021363</text:p>
          </table:table-cell>
          <table:table-cell table:style-name="ce8" office:value-type="float" office:value="0.010184231771414" calcext:value-type="float">
            <text:p>0.0101842</text:p>
          </table:table-cell>
          <table:table-cell table:style-name="ce8" office:value-type="float" office:value="0.0177012602425765" calcext:value-type="float">
            <text:p>0.0177013</text:p>
          </table:table-cell>
          <table:table-cell table:style-name="ce8" office:value-type="float" office:value="0.0285545028534709" calcext:value-type="float">
            <text:p>0.0285545</text:p>
          </table:table-cell>
          <table:table-cell table:style-name="ce8" office:value-type="float" office:value="0.0417274876353822" calcext:value-type="float">
            <text:p>0.0417275</text:p>
          </table:table-cell>
          <table:table-cell table:style-name="ce8" office:value-type="float" office:value="0.0587901430543629" calcext:value-type="float">
            <text:p>0.0587901</text:p>
          </table:table-cell>
          <table:table-cell table:style-name="ce8" office:value-type="float" office:value="0.0803451464943417" calcext:value-type="float">
            <text:p>0.0803451</text:p>
          </table:table-cell>
          <table:table-cell table:style-name="ce8" office:value-type="float" office:value="0.107835909749829" calcext:value-type="float">
            <text:p>0.1078359</text:p>
          </table:table-cell>
          <table:table-cell table:style-name="ce8" office:value-type="float" office:value="0.142769529729024" calcext:value-type="float">
            <text:p>0.1427695</text:p>
          </table:table-cell>
          <table:table-cell table:style-name="ce8" office:value-type="float" office:value="0.187222868125904" calcext:value-type="float">
            <text:p>0.1872229</text:p>
          </table:table-cell>
          <table:table-cell table:style-name="ce8" office:value-type="float" office:value="0.243760085636681" calcext:value-type="float">
            <text:p>0.2437601</text:p>
          </table:table-cell>
          <table:table-cell table:style-name="ce8" office:value-type="float" office:value="0.315680571080477" calcext:value-type="float">
            <text:p>0.3156806</text:p>
          </table:table-cell>
          <table:table-cell table:style-name="ce8" office:value-type="float" office:value="0.407162881844768" calcext:value-type="float">
            <text:p>0.4071629</text:p>
          </table:table-cell>
          <table:table-cell table:style-name="ce8" office:value-type="float" office:value="0.523531130982843" calcext:value-type="float">
            <text:p>0.5235311</text:p>
          </table:table-cell>
          <table:table-cell table:style-name="ce8" office:value-type="float" office:value="0.67155336779142" calcext:value-type="float">
            <text:p>0.6715534</text:p>
          </table:table-cell>
          <table:table-cell table:style-name="ce8" office:value-type="float" office:value="0.859840786375817" calcext:value-type="float">
            <text:p>0.8598408</text:p>
          </table:table-cell>
          <table:table-cell table:style-name="ce8" table:number-columns-repeated="3"/>
          <table:table-cell table:number-columns-repeated="1003"/>
        </table:table-row>
        <table:table-row table:style-name="ro1">
          <table:table-cell/>
          <table:table-cell table:style-name="ce8"/>
          <table:table-cell table:style-name="ce8" office:value-type="float" office:value="0.0064087685596734" calcext:value-type="float">
            <text:p>0.0064088</text:p>
          </table:table-cell>
          <table:table-cell table:style-name="ce8" office:value-type="float" office:value="0.0134626458217796" calcext:value-type="float">
            <text:p>0.0134626</text:p>
          </table:table-cell>
          <table:table-cell table:style-name="ce8" office:value-type="float" office:value="0.0229000750338046" calcext:value-type="float">
            <text:p>0.0229001</text:p>
          </table:table-cell>
          <table:table-cell table:style-name="ce8" office:value-type="float" office:value="0.0346645437015753" calcext:value-type="float">
            <text:p>0.0346645</text:p>
          </table:table-cell>
          <table:table-cell table:style-name="ce8" office:value-type="float" office:value="0.0497433346548916" calcext:value-type="float">
            <text:p>0.0497433</text:p>
          </table:table-cell>
          <table:table-cell table:style-name="ce8" office:value-type="float" office:value="0.0688679128337963" calcext:value-type="float">
            <text:p>0.0688679</text:p>
          </table:table-cell>
          <table:table-cell table:style-name="ce8" office:value-type="float" office:value="0.093221844035999" calcext:value-type="float">
            <text:p>0.0932218</text:p>
          </table:table-cell>
          <table:table-cell table:style-name="ce8" office:value-type="float" office:value="0.124187343635831" calcext:value-type="float">
            <text:p>0.1241873</text:p>
          </table:table-cell>
          <table:table-cell table:style-name="ce8" office:value-type="float" office:value="0.163582468029408" calcext:value-type="float">
            <text:p>0.1635825</text:p>
          </table:table-cell>
          <table:table-cell table:style-name="ce8" office:value-type="float" office:value="0.213690730018512" calcext:value-type="float">
            <text:p>0.2136907</text:p>
          </table:table-cell>
          <table:table-cell table:style-name="ce8" office:value-type="float" office:value="0.277430934980412" calcext:value-type="float">
            <text:p>0.2774309</text:p>
          </table:table-cell>
          <table:table-cell table:style-name="ce8" office:value-type="float" office:value="0.358508993936876" calcext:value-type="float">
            <text:p>0.3585090</text:p>
          </table:table-cell>
          <table:table-cell table:style-name="ce8" office:value-type="float" office:value="0.461642234804151" calcext:value-type="float">
            <text:p>0.4616422</text:p>
          </table:table-cell>
          <table:table-cell table:style-name="ce8" office:value-type="float" office:value="0.592829570380844" calcext:value-type="float">
            <text:p>0.5928296</text:p>
          </table:table-cell>
          <table:table-cell table:style-name="ce8" office:value-type="float" office:value="0.759702523214569" calcext:value-type="float">
            <text:p>0.7597025</text:p>
          </table:table-cell>
          <table:table-cell table:style-name="ce8" office:value-type="float" office:value="0.971968157275163" calcext:value-type="float">
            <text:p>0.9719682</text:p>
          </table:table-cell>
          <table:table-cell table:style-name="ce8" table:number-columns-repeated="3"/>
          <table:table-cell table:number-columns-repeated="1003"/>
        </table:table-row>
        <table:table-row table:style-name="ro1">
          <table:table-cell/>
          <table:table-cell table:style-name="ce8"/>
          <table:table-cell table:style-name="ce8" office:value-type="float" office:value="0.0010681280932789" calcext:value-type="float">
            <text:p>0.0010681</text:p>
          </table:table-cell>
          <table:table-cell table:style-name="ce8" office:value-type="float" office:value="0.0093646282588226" calcext:value-type="float">
            <text:p>0.0093646</text:p>
          </table:table-cell>
          <table:table-cell table:style-name="ce8" office:value-type="float" office:value="0.0164015565447695" calcext:value-type="float">
            <text:p>0.0164016</text:p>
          </table:table-cell>
          <table:table-cell table:style-name="ce8" office:value-type="float" office:value="0.0270269926414448" calcext:value-type="float">
            <text:p>0.0270270</text:p>
          </table:table-cell>
          <table:table-cell table:style-name="ce8" office:value-type="float" office:value="0.0397235258805048" calcext:value-type="float">
            <text:p>0.0397235</text:p>
          </table:table-cell>
          <table:table-cell table:style-name="ce8" office:value-type="float" office:value="0.0562707006095046" calcext:value-type="float">
            <text:p>0.0562707</text:p>
          </table:table-cell>
          <table:table-cell table:style-name="ce8" office:value-type="float" office:value="0.0771259721089273" calcext:value-type="float">
            <text:p>0.0771260</text:p>
          </table:table-cell>
          <table:table-cell table:style-name="ce8" office:value-type="float" office:value="0.103748051278328" calcext:value-type="float">
            <text:p>0.1037481</text:p>
          </table:table-cell>
          <table:table-cell table:style-name="ce8" office:value-type="float" office:value="0.137566295153928" calcext:value-type="float">
            <text:p>0.1375663</text:p>
          </table:table-cell>
          <table:table-cell table:style-name="ce8" office:value-type="float" office:value="0.180605902652752" calcext:value-type="float">
            <text:p>0.1806059</text:p>
          </table:table-cell>
          <table:table-cell table:style-name="ce8" office:value-type="float" office:value="0.235342373300748" calcext:value-type="float">
            <text:p>0.2353424</text:p>
          </table:table-cell>
          <table:table-cell table:style-name="ce8" office:value-type="float" office:value="0.304973465366377" calcext:value-type="float">
            <text:p>0.3049735</text:p>
          </table:table-cell>
          <table:table-cell table:style-name="ce8" office:value-type="float" office:value="0.393543043604922" calcext:value-type="float">
            <text:p>0.3935430</text:p>
          </table:table-cell>
          <table:table-cell table:style-name="ce8" office:value-type="float" office:value="0.506206521133343" calcext:value-type="float">
            <text:p>0.5062065</text:p>
          </table:table-cell>
          <table:table-cell table:style-name="ce8" office:value-type="float" office:value="0.649516078935632" calcext:value-type="float">
            <text:p>0.6495161</text:p>
          </table:table-cell>
          <table:table-cell table:style-name="ce8" office:value-type="float" office:value="0.831808943650981" calcext:value-type="float">
            <text:p>0.8318089</text:p>
          </table:table-cell>
          <table:table-cell table:style-name="ce8" table:number-columns-repeated="3"/>
          <table:table-cell table:number-columns-repeated="1003"/>
        </table:table-row>
        <table:table-row table:style-name="ro1">
          <table:table-cell/>
          <table:table-cell table:style-name="ce8"/>
          <table:table-cell table:style-name="ce8" office:value-type="float" office:value="0.0032043842798367" calcext:value-type="float">
            <text:p>0.0032044</text:p>
          </table:table-cell>
          <table:table-cell table:style-name="ce8" office:value-type="float" office:value="0.0110038352840054" calcext:value-type="float">
            <text:p>0.0110038</text:p>
          </table:table-cell>
          <table:table-cell table:style-name="ce8" office:value-type="float" office:value="0.0190009639403835" calcext:value-type="float">
            <text:p>0.0190010</text:p>
          </table:table-cell>
          <table:table-cell table:style-name="ce8" office:value-type="float" office:value="0.030082013065497" calcext:value-type="float">
            <text:p>0.0300820</text:p>
          </table:table-cell>
          <table:table-cell table:style-name="ce8" office:value-type="float" office:value="0.0437314493902595" calcext:value-type="float">
            <text:p>0.0437314</text:p>
          </table:table-cell>
          <table:table-cell table:style-name="ce8" office:value-type="float" office:value="0.0613095854992213" calcext:value-type="float">
            <text:p>0.0613096</text:p>
          </table:table-cell>
          <table:table-cell table:style-name="ce8" office:value-type="float" office:value="0.083564320879756" calcext:value-type="float">
            <text:p>0.0835643</text:p>
          </table:table-cell>
          <table:table-cell table:style-name="ce8" office:value-type="float" office:value="0.111923768221329" calcext:value-type="float">
            <text:p>0.1119238</text:p>
          </table:table-cell>
          <table:table-cell table:style-name="ce8" office:value-type="float" office:value="0.14797276430412" calcext:value-type="float">
            <text:p>0.1479728</text:p>
          </table:table-cell>
          <table:table-cell table:style-name="ce8" office:value-type="float" office:value="0.193839833599056" calcext:value-type="float">
            <text:p>0.1938398</text:p>
          </table:table-cell>
          <table:table-cell table:style-name="ce8" office:value-type="float" office:value="0.252177797972614" calcext:value-type="float">
            <text:p>0.2521778</text:p>
          </table:table-cell>
          <table:table-cell table:style-name="ce8" office:value-type="float" office:value="0.326387676794577" calcext:value-type="float">
            <text:p>0.3263877</text:p>
          </table:table-cell>
          <table:table-cell table:style-name="ce8" office:value-type="float" office:value="0.420782720084613" calcext:value-type="float">
            <text:p>0.4207827</text:p>
          </table:table-cell>
          <table:table-cell table:style-name="ce8" office:value-type="float" office:value="0.540855740832344" calcext:value-type="float">
            <text:p>0.5408557</text:p>
          </table:table-cell>
          <table:table-cell table:style-name="ce8" office:value-type="float" office:value="0.693590656647207" calcext:value-type="float">
            <text:p>0.6935907</text:p>
          </table:table-cell>
          <table:table-cell table:style-name="ce8" office:value-type="float" office:value="0.887872629100654" calcext:value-type="float">
            <text:p>0.8878726</text:p>
          </table:table-cell>
          <table:table-cell table:style-name="ce8" table:number-columns-repeated="3"/>
          <table:table-cell table:number-columns-repeated="1003"/>
        </table:table-row>
        <table:table-row table:style-name="ro1">
          <table:table-cell/>
          <table:table-cell table:style-name="ce8"/>
          <table:table-cell table:style-name="ce8" office:value-type="float" office:value="0.00576789170370606" calcext:value-type="float">
            <text:p>0.0057679</text:p>
          </table:table-cell>
          <table:table-cell table:style-name="ce8" office:value-type="float" office:value="0.0129708837142248" calcext:value-type="float">
            <text:p>0.0129709</text:p>
          </table:table-cell>
          <table:table-cell table:style-name="ce8" office:value-type="float" office:value="0.0221202528151204" calcext:value-type="float">
            <text:p>0.0221203</text:p>
          </table:table-cell>
          <table:table-cell table:style-name="ce8" office:value-type="float" office:value="0.0337480375743596" calcext:value-type="float">
            <text:p>0.0337480</text:p>
          </table:table-cell>
          <table:table-cell table:style-name="ce8" office:value-type="float" office:value="0.0485409576019652" calcext:value-type="float">
            <text:p>0.0485410</text:p>
          </table:table-cell>
          <table:table-cell table:style-name="ce8" office:value-type="float" office:value="0.0673562473668813" calcext:value-type="float">
            <text:p>0.0673562</text:p>
          </table:table-cell>
          <table:table-cell table:style-name="ce8" office:value-type="float" office:value="0.0912903394047504" calcext:value-type="float">
            <text:p>0.0912903</text:p>
          </table:table-cell>
          <table:table-cell table:style-name="ce8" office:value-type="float" office:value="0.12173462855293" calcext:value-type="float">
            <text:p>0.1217346</text:p>
          </table:table-cell>
          <table:table-cell table:style-name="ce8" office:value-type="float" office:value="0.16046052728435" calcext:value-type="float">
            <text:p>0.1604605</text:p>
          </table:table-cell>
          <table:table-cell table:style-name="ce8" office:value-type="float" office:value="0.209720550734621" calcext:value-type="float">
            <text:p>0.2097206</text:p>
          </table:table-cell>
          <table:table-cell table:style-name="ce8" office:value-type="float" office:value="0.272380307578852" calcext:value-type="float">
            <text:p>0.2723803</text:p>
          </table:table-cell>
          <table:table-cell table:style-name="ce8" office:value-type="float" office:value="0.352084730508416" calcext:value-type="float">
            <text:p>0.3520847</text:p>
          </table:table-cell>
          <table:table-cell table:style-name="ce8" office:value-type="float" office:value="0.453470331860244" calcext:value-type="float">
            <text:p>0.4534703</text:p>
          </table:table-cell>
          <table:table-cell table:style-name="ce8" office:value-type="float" office:value="0.582434804471144" calcext:value-type="float">
            <text:p>0.5824348</text:p>
          </table:table-cell>
          <table:table-cell table:style-name="ce8" office:value-type="float" office:value="0.746480149901097" calcext:value-type="float">
            <text:p>0.7464801</text:p>
          </table:table-cell>
          <table:table-cell table:style-name="ce8" office:value-type="float" office:value="0.955149051640261" calcext:value-type="float">
            <text:p>0.9551491</text:p>
          </table:table-cell>
          <table:table-cell table:style-name="ce8" table:number-columns-repeated="3"/>
          <table:table-cell table:number-columns-repeated="1003"/>
        </table:table-row>
        <table:table-row table:style-name="ro1">
          <table:table-cell/>
          <table:table-cell table:style-name="ce8"/>
          <table:table-cell table:style-name="ce8" office:value-type="float" office:value="0.0074768966529523" calcext:value-type="float">
            <text:p>0.0074769</text:p>
          </table:table-cell>
          <table:table-cell table:style-name="ce8" office:value-type="float" office:value="0.014282249334371" calcext:value-type="float">
            <text:p>0.0142822</text:p>
          </table:table-cell>
          <table:table-cell table:style-name="ce8" office:value-type="float" office:value="0.0241997787316116" calcext:value-type="float">
            <text:p>0.0241998</text:p>
          </table:table-cell>
          <table:table-cell table:style-name="ce8" office:value-type="float" office:value="0.0361920539136014" calcext:value-type="float">
            <text:p>0.0361921</text:p>
          </table:table-cell>
          <table:table-cell table:style-name="ce8" office:value-type="float" office:value="0.0517472964097689" calcext:value-type="float">
            <text:p>0.0517473</text:p>
          </table:table-cell>
          <table:table-cell table:style-name="ce8" office:value-type="float" office:value="0.0713873552786547" calcext:value-type="float">
            <text:p>0.0713874</text:p>
          </table:table-cell>
          <table:table-cell table:style-name="ce8" office:value-type="float" office:value="0.0964410184214133" calcext:value-type="float">
            <text:p>0.0964410</text:p>
          </table:table-cell>
          <table:table-cell table:style-name="ce8" office:value-type="float" office:value="0.128275202107331" calcext:value-type="float">
            <text:p>0.1282752</text:p>
          </table:table-cell>
          <table:table-cell table:style-name="ce8" office:value-type="float" office:value="0.168785702604504" calcext:value-type="float">
            <text:p>0.1687857</text:p>
          </table:table-cell>
          <table:table-cell table:style-name="ce8" office:value-type="float" office:value="0.220307695491664" calcext:value-type="float">
            <text:p>0.2203077</text:p>
          </table:table-cell>
          <table:table-cell table:style-name="ce8" office:value-type="float" office:value="0.285848647316345" calcext:value-type="float">
            <text:p>0.2858486</text:p>
          </table:table-cell>
          <table:table-cell table:style-name="ce8" office:value-type="float" office:value="0.369216099650976" calcext:value-type="float">
            <text:p>0.3692161</text:p>
          </table:table-cell>
          <table:table-cell table:style-name="ce8" office:value-type="float" office:value="0.475262073043997" calcext:value-type="float">
            <text:p>0.4752621</text:p>
          </table:table-cell>
          <table:table-cell table:style-name="ce8" office:value-type="float" office:value="0.610154180230345" calcext:value-type="float">
            <text:p>0.6101542</text:p>
          </table:table-cell>
          <table:table-cell table:style-name="ce8" office:value-type="float" office:value="0.781739812070357" calcext:value-type="float">
            <text:p>0.7817398</text:p>
          </table:table-cell>
          <table:table-cell table:style-name="ce8" office:value-type="float" office:value="1" calcext:value-type="float">
            <text:p>1.0000000</text:p>
          </table:table-cell>
          <table:table-cell table:style-name="ce8" table:number-columns-repeated="3"/>
          <table:table-cell table:number-columns-repeated="1003"/>
        </table:table-row>
        <table:table-row table:style-name="ro1" table:number-rows-repeated="27">
          <table:table-cell/>
          <table:table-cell table:style-name="ce8" table:number-columns-repeated="20"/>
          <table:table-cell table:number-columns-repeated="1003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3" loext:min-decimal-places="3" number:min-integer-digits="1"/>
    </number:number-style>
    <number:number-style style:name="N108">
      <number:number number:decimal-places="4" loext:min-decimal-places="4" number:min-integer-digits="1"/>
    </number:number-style>
    <number:number-style style:name="N109">
      <number:number number:decimal-places="1" loext:min-decimal-places="1" number:min-integer-digits="1"/>
    </number:number-style>
    <number:number-style style:name="N110">
      <number:number number:decimal-places="5" loext:min-decimal-places="5" number:min-integer-digits="1"/>
    </number:number-style>
    <number:number-style style:name="N111">
      <number:number number:decimal-places="6" loext:min-decimal-places="6" number:min-integer-digits="1"/>
    </number:number-style>
    <number:number-style style:name="N112">
      <number:number number:decimal-places="7" loext:min-decimal-places="7" number:min-integer-digits="1"/>
    </number:number-style>
    <number:number-style style:name="N113">
      <number:number number:decimal-places="8" loext:min-decimal-places="8" number:min-integer-digits="1"/>
    </number:number-style>
    <number:number-style style:name="N114">
      <number:number number:decimal-places="9" loext:min-decimal-places="9" number:min-integer-digits="1"/>
    </number:number-style>
    <number:number-style style:name="N10121" number:language="en" number:country="US">
      <number:number number:decimal-places="7" loext:min-decimal-places="7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09">00/00/0000</text:date>, <text:time style:data-style-name="N2" text:time-value="15:43:08.90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7T18:08:19.559000000</meta:creation-date>
    <dc:date>2019-02-09T16:16:00.650000000</dc:date>
    <meta:editing-duration>PT1H16M42S</meta:editing-duration>
    <meta:editing-cycles>14</meta:editing-cycles>
    <meta:generator>LibreOffice/6.1.3.2$Windows_X86_64 LibreOffice_project/86daf60bf00efa86ad547e59e09d6bb77c699acb</meta:generator>
    <meta:document-statistic meta:table-count="1" meta:cell-count="429" meta:object-count="0"/>
  </office:meta>
</office:document-meta>
</file>